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157.41mm"/>
    </style:style>
    <style:style style:name="co4" style:family="table-column">
      <style:table-column-properties fo:break-before="auto" style:column-width="19.6mm"/>
    </style:style>
    <style:style style:name="co5" style:family="table-column">
      <style:table-column-properties fo:break-before="auto" style:column-width="12.52mm"/>
    </style:style>
    <style:style style:name="co6" style:family="table-column">
      <style:table-column-properties fo:break-before="auto" style:column-width="12.24mm"/>
    </style:style>
    <style:style style:name="co7" style:family="table-column">
      <style:table-column-properties fo:break-before="auto" style:column-width="170.48mm"/>
    </style:style>
    <style:style style:name="co8" style:family="table-column">
      <style:table-column-properties fo:break-before="auto" style:column-width="10.62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121.7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7.13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cccc" fo:wrap-option="no-wrap" fo:border="0.06pt solid #000000" style:shrink-to-fit="false"/>
      <style:text-properties fo:font-size="12pt"/>
    </style:style>
    <style:style style:name="ce2" style:family="table-cell" style:parent-style-name="Default">
      <style:table-cell-properties fo:border-bottom="none" fo:wrap-option="no-wrap" fo:border-left="0.06pt solid #000000" fo:border-right="0.06pt solid #000000" style:shrink-to-fit="false" fo:border-top="none"/>
      <style:text-properties fo:font-size="12pt"/>
    </style:style>
    <style:style style:name="ce3" style:family="table-cell" style:parent-style-name="Default">
      <style:table-cell-properties fo:border-bottom="none" fo:wrap-option="no-wrap" fo:border-left="0.74pt solid #000000" fo:border-right="0.74pt solid #000000" style:shrink-to-fit="false" fo:border-top="none"/>
      <style:text-properties fo:font-size="12pt"/>
    </style:style>
    <style:style style:name="ce4" style:family="table-cell" style:parent-style-name="Default">
      <style:table-cell-properties fo:border-bottom="0.06pt solid #000000" fo:wrap-option="no-wrap" fo:border-left="0.06pt solid #000000" fo:border-right="0.06pt solid #000000" style:shrink-to-fit="false" fo:border-top="none"/>
      <style:text-properties fo:font-size="12pt"/>
    </style:style>
    <style:style style:name="ce5" style:family="table-cell" style:parent-style-name="Default">
      <style:table-cell-properties fo:wrap-option="no-wrap" style:shrink-to-fit="false"/>
      <style:text-properties fo:font-size="12pt"/>
    </style:style>
    <style:style style:name="ce6" style:family="table-cell" style:parent-style-name="Default" style:data-style-name="N100">
      <style:table-cell-properties fo:background-color="#99cccc" fo:wrap-option="no-wrap" fo:border="0.06pt solid #000000" style:shrink-to-fit="false"/>
      <style:text-properties fo:font-size="12pt"/>
    </style:style>
    <style:style style:name="ce7" style:family="table-cell" style:parent-style-name="Default" style:data-style-name="N100">
      <style:table-cell-properties fo:border-bottom="none" fo:wrap-option="no-wrap" fo:border-left="0.06pt solid #000000" fo:border-right="0.06pt solid #000000" style:shrink-to-fit="false" fo:border-top="none"/>
      <style:text-properties fo:font-size="12pt"/>
    </style:style>
    <style:style style:name="ce8" style:family="table-cell" style:parent-style-name="Default" style:data-style-name="N100">
      <style:table-cell-properties fo:border-bottom="none" fo:wrap-option="no-wrap" fo:border-left="0.74pt solid #000000" fo:border-right="0.74pt solid #000000" style:shrink-to-fit="false" fo:border-top="none"/>
      <style:text-properties fo:font-size="12pt"/>
    </style:style>
    <style:style style:name="ce9" style:family="table-cell" style:parent-style-name="Default" style:data-style-name="N100">
      <style:table-cell-properties fo:border-bottom="0.06pt solid #000000" fo:wrap-option="no-wrap" fo:border-left="0.06pt solid #000000" fo:border-right="0.06pt solid #000000" style:shrink-to-fit="false" fo:border-top="none"/>
      <style:text-properties fo:font-size="12pt"/>
    </style:style>
    <style:style style:name="ce10" style:family="table-cell" style:parent-style-name="Default" style:data-style-name="N100">
      <style:table-cell-properties fo:wrap-option="no-wrap" style:shrink-to-fit="false"/>
      <style:text-properties fo:font-size="12pt"/>
    </style:style>
    <style:style style:name="ce11" style:family="table-cell" style:parent-style-name="Default">
      <style:table-cell-properties fo:border-bottom="none" fo:wrap-option="no-wrap" fo:border-left="0.06pt solid #000000" fo:border-right="0.06pt solid #000000" style:shrink-to-fit="false" fo:border-top="none"/>
      <style:text-properties fo:font-size="12pt"/>
    </style:style>
    <style:style style:name="ce12" style:family="table-cell" style:parent-style-name="Default">
      <style:table-cell-properties fo:border-bottom="none" fo:wrap-option="no-wrap" fo:border-left="0.74pt solid #000000" fo:border-right="0.74pt solid #000000" style:shrink-to-fit="false" fo:border-top="none"/>
      <style:text-properties fo:font-size="12pt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fo:wrap-option="no-wrap" fo:border-left="0.06pt solid #000000" fo:border-right="0.06pt solid #000000" style:shrink-to-fit="false" fo:border-top="none"/>
      <style:text-properties fo:font-size="12pt"/>
      <style:map style:condition="cell-content()=&quot;YES&quot;" style:apply-style-name="YES" style:base-cell-address="Feuille1.H51"/>
      <style:map style:condition="cell-content()=&quot;MI&quot;" style:apply-style-name="NO" style:base-cell-address="Feuille1.H51"/>
      <style:map style:condition="cell-content()=0" style:apply-style-name="Default" style:base-cell-address="Feuille1.H51"/>
    </style:style>
    <style:style style:name="ce15" style:family="table-cell" style:parent-style-name="Default">
      <style:table-cell-properties fo:border-bottom="none" fo:wrap-option="no-wrap" fo:border-left="0.06pt solid #000000" fo:border-right="0.06pt solid #000000" style:shrink-to-fit="false" fo:border-top="none"/>
      <style:text-properties fo:font-size="12pt"/>
      <style:map style:condition="cell-content()=&quot;YES&quot;" style:apply-style-name="YES" style:base-cell-address="Feuille1.H2"/>
      <style:map style:condition="cell-content()=&quot;MI&quot;" style:apply-style-name="NO" style:base-cell-address="Feuille1.H2"/>
      <style:map style:condition="cell-content()=0" style:apply-style-name="Default" style:base-cell-address="Feuille1.H2"/>
    </style:style>
    <style:style style:name="ce16" style:family="table-cell" style:parent-style-name="Default">
      <style:table-cell-properties fo:border-bottom="none" fo:wrap-option="no-wrap" fo:border-left="0.74pt solid #000000" fo:border-right="0.74pt solid #000000" style:shrink-to-fit="false" fo:border-top="none"/>
      <style:text-properties fo:font-size="12pt"/>
      <style:map style:condition="cell-content()=&quot;YES&quot;" style:apply-style-name="YES" style:base-cell-address="Feuille1.H2"/>
      <style:map style:condition="cell-content()=&quot;MI&quot;" style:apply-style-name="NO" style:base-cell-address="Feuille1.H2"/>
      <style:map style:condition="cell-content()=0" style:apply-style-name="Default" style:base-cell-address="Feuille1.H2"/>
    </style:style>
    <style:style style:name="ce17" style:family="table-cell" style:parent-style-name="Default">
      <style:table-cell-properties fo:border-bottom="none" fo:wrap-option="no-wrap" fo:border-left="0.06pt solid #000000" fo:border-right="0.06pt solid #000000" style:shrink-to-fit="false" fo:border-top="none"/>
      <style:text-properties fo:font-size="12pt"/>
      <style:map style:condition="cell-content()=&quot;YES&quot;" style:apply-style-name="YES" style:base-cell-address="Feuille1.H39"/>
      <style:map style:condition="cell-content()=&quot;MI&quot;" style:apply-style-name="NO" style:base-cell-address="Feuille1.H39"/>
      <style:map style:condition="cell-content()=0" style:apply-style-name="Default" style:base-cell-address="Feuille1.H39"/>
    </style:style>
    <style:style style:name="ce18" style:family="table-cell" style:parent-style-name="Default">
      <style:table-cell-properties fo:border-bottom="none" fo:wrap-option="no-wrap" fo:border-left="0.06pt solid #000000" fo:border-right="0.06pt solid #000000" style:shrink-to-fit="false" fo:border-top="none"/>
      <style:text-properties fo:font-size="12pt"/>
      <style:map style:condition="cell-content()=&quot;YES&quot;" style:apply-style-name="YES" style:base-cell-address="Feuille1.H4"/>
      <style:map style:condition="cell-content()=&quot;MI&quot;" style:apply-style-name="NO" style:base-cell-address="Feuille1.H4"/>
      <style:map style:condition="cell-content()=0" style:apply-style-name="Default" style:base-cell-address="Feuille1.H4"/>
    </style:style>
    <style:style style:name="ce19" style:family="table-cell" style:parent-style-name="Default">
      <style:table-cell-properties fo:border-bottom="none" fo:wrap-option="no-wrap" fo:border-left="0.06pt solid #000000" fo:border-right="0.06pt solid #000000" style:shrink-to-fit="false" fo:border-top="none"/>
      <style:text-properties fo:font-size="12pt"/>
      <style:map style:condition="cell-content()=&quot;YES&quot;" style:apply-style-name="YES" style:base-cell-address="Feuille1.H2"/>
      <style:map style:condition="cell-content()=&quot;MI&quot;" style:apply-style-name="NO" style:base-cell-address="Feuille1.H2"/>
      <style:map style:condition="cell-content()=0" style:apply-style-name="Default" style:base-cell-address="Feuille1.H2"/>
    </style:style>
    <style:style style:name="ce20" style:family="table-cell" style:parent-style-name="Default">
      <style:table-cell-properties fo:border-bottom="none" fo:wrap-option="no-wrap" fo:border-left="0.06pt solid #000000" fo:border-right="0.06pt solid #000000" style:shrink-to-fit="false" fo:border-top="none"/>
      <style:text-properties fo:font-size="12pt"/>
      <style:map style:condition="cell-content()=&quot;YES&quot;" style:apply-style-name="YES" style:base-cell-address="Feuille1.H2"/>
      <style:map style:condition="cell-content()=&quot;MI&quot;" style:apply-style-name="NO" style:base-cell-address="Feuille1.H2"/>
      <style:map style:condition="cell-content()=0" style:apply-style-name="Default" style:base-cell-address="Feuille1.H2"/>
    </style:style>
    <style:style style:name="ce21" style:family="table-cell" style:parent-style-name="Default">
      <style:table-cell-properties fo:border-bottom="none" fo:wrap-option="no-wrap" fo:border-left="0.06pt solid #000000" fo:border-right="0.06pt solid #000000" style:shrink-to-fit="false" fo:border-top="none"/>
      <style:text-properties fo:font-size="12pt"/>
      <style:map style:condition="cell-content()=&quot;YES&quot;" style:apply-style-name="YES" style:base-cell-address="Feuille1.H2"/>
      <style:map style:condition="cell-content()=&quot;MI&quot;" style:apply-style-name="NO" style:base-cell-address="Feuille1.H2"/>
      <style:map style:condition="cell-content()=0" style:apply-style-name="Default" style:base-cell-address="Feuille1.H2"/>
    </style:style>
    <style:style style:name="ce22" style:family="table-cell" style:parent-style-name="Default">
      <style:table-cell-properties fo:border-bottom="none" fo:wrap-option="no-wrap" fo:border-left="0.06pt solid #000000" fo:border-right="0.06pt solid #000000" style:shrink-to-fit="false" fo:border-top="none"/>
      <style:text-properties fo:font-size="12pt"/>
      <style:map style:condition="cell-content()=&quot;YES&quot;" style:apply-style-name="YES" style:base-cell-address="Feuille1.H2"/>
      <style:map style:condition="cell-content()=&quot;MI&quot;" style:apply-style-name="NO" style:base-cell-address="Feuille1.H2"/>
      <style:map style:condition="cell-content()=0" style:apply-style-name="Default" style:base-cell-address="Feuille1.H2"/>
    </style:style>
    <style:style style:name="ce23" style:family="table-cell" style:parent-style-name="Default">
      <style:table-cell-properties fo:border-bottom="none" fo:wrap-option="no-wrap" fo:border-left="0.06pt solid #000000" fo:border-right="0.06pt solid #000000" style:shrink-to-fit="false" fo:border-top="none"/>
      <style:text-properties fo:font-size="12pt"/>
      <style:map style:condition="cell-content()=&quot;YES&quot;" style:apply-style-name="YES" style:base-cell-address="Feuille1.H2"/>
      <style:map style:condition="cell-content()=&quot;MI&quot;" style:apply-style-name="NO" style:base-cell-address="Feuille1.H2"/>
      <style:map style:condition="cell-content()=0" style:apply-style-name="Default" style:base-cell-address="Feuille1.H2"/>
    </style:style>
    <style:style style:name="ce24" style:family="table-cell" style:parent-style-name="Default">
      <style:table-cell-properties fo:border-bottom="none" fo:wrap-option="no-wrap" fo:border-left="0.06pt solid #000000" fo:border-right="0.06pt solid #000000" style:shrink-to-fit="false" fo:border-top="none"/>
      <style:text-properties fo:font-size="12pt"/>
      <style:map style:condition="cell-content()=&quot;YES&quot;" style:apply-style-name="YES" style:base-cell-address="Feuille1.H2"/>
      <style:map style:condition="cell-content()=&quot;MI&quot;" style:apply-style-name="NO" style:base-cell-address="Feuille1.H2"/>
      <style:map style:condition="cell-content()=0" style:apply-style-name="Default" style:base-cell-address="Feuille1.H2"/>
    </style:style>
    <style:style style:name="ce25" style:family="table-cell" style:parent-style-name="Default">
      <style:table-cell-properties fo:border-bottom="none" fo:wrap-option="no-wrap" fo:border-left="0.06pt solid #000000" fo:border-right="0.06pt solid #000000" style:shrink-to-fit="false" fo:border-top="none"/>
      <style:text-properties fo:font-size="12pt"/>
      <style:map style:condition="cell-content()=&quot;YES&quot;" style:apply-style-name="YES" style:base-cell-address="Feuille1.H2"/>
      <style:map style:condition="cell-content()=&quot;MI&quot;" style:apply-style-name="NO" style:base-cell-address="Feuille1.H2"/>
      <style:map style:condition="cell-content()=0" style:apply-style-name="Default" style:base-cell-address="Feuille1.H2"/>
    </style:style>
    <style:style style:name="ce26" style:family="table-cell" style:parent-style-name="Default">
      <style:table-cell-properties fo:border-bottom="none" fo:wrap-option="no-wrap" fo:border-left="0.06pt solid #000000" fo:border-right="0.06pt solid #000000" style:shrink-to-fit="false" fo:border-top="none"/>
      <style:text-properties fo:font-size="12pt"/>
      <style:map style:condition="cell-content()=&quot;YES&quot;" style:apply-style-name="YES" style:base-cell-address="Feuille1.H58"/>
      <style:map style:condition="cell-content()=&quot;MI&quot;" style:apply-style-name="NO" style:base-cell-address="Feuille1.H58"/>
      <style:map style:condition="cell-content()=0" style:apply-style-name="Default" style:base-cell-address="Feuille1.H58"/>
    </style:style>
    <style:style style:name="ce27" style:family="table-cell" style:parent-style-name="Default">
      <style:table-cell-properties fo:border-bottom="none" fo:wrap-option="no-wrap" fo:border-left="0.06pt solid #000000" fo:border-right="0.06pt solid #000000" style:shrink-to-fit="false" fo:border-top="none"/>
      <style:text-properties fo:font-size="12pt"/>
      <style:map style:condition="cell-content()=&quot;YES&quot;" style:apply-style-name="YES" style:base-cell-address="Feuille1.H36"/>
      <style:map style:condition="cell-content()=&quot;MI&quot;" style:apply-style-name="NO" style:base-cell-address="Feuille1.H36"/>
      <style:map style:condition="cell-content()=0" style:apply-style-name="Default" style:base-cell-address="Feuille1.H36"/>
    </style:style>
    <style:style style:name="ce28" style:family="table-cell" style:parent-style-name="Default">
      <style:table-cell-properties fo:border-bottom="none" fo:wrap-option="no-wrap" fo:border-left="0.06pt solid #000000" fo:border-right="0.06pt solid #000000" style:shrink-to-fit="false" fo:border-top="none"/>
      <style:text-properties fo:font-size="12pt"/>
      <style:map style:condition="cell-content()=&quot;YES&quot;" style:apply-style-name="YES" style:base-cell-address="Feuille1.H2"/>
      <style:map style:condition="cell-content()=&quot;MI&quot;" style:apply-style-name="NO" style:base-cell-address="Feuille1.H2"/>
      <style:map style:condition="cell-content()=0" style:apply-style-name="Default" style:base-cell-address="Feuille1.H2"/>
    </style:style>
    <style:style style:name="ce29" style:family="table-cell" style:parent-style-name="Default">
      <style:table-cell-properties fo:border-bottom="none" fo:wrap-option="no-wrap" fo:border-left="0.06pt solid #000000" fo:border-right="0.06pt solid #000000" style:shrink-to-fit="false" fo:border-top="none"/>
      <style:text-properties fo:font-size="12pt"/>
      <style:map style:condition="cell-content()=&quot;YES&quot;" style:apply-style-name="YES" style:base-cell-address="Feuille1.H37"/>
      <style:map style:condition="cell-content()=&quot;MI&quot;" style:apply-style-name="NO" style:base-cell-address="Feuille1.H37"/>
      <style:map style:condition="cell-content()=0" style:apply-style-name="Default" style:base-cell-address="Feuille1.H37"/>
    </style:style>
    <style:style style:name="ce30" style:family="table-cell" style:parent-style-name="Default">
      <style:table-cell-properties fo:border-bottom="none" fo:wrap-option="no-wrap" fo:border-left="0.06pt solid #000000" fo:border-right="0.06pt solid #000000" style:shrink-to-fit="false" fo:border-top="none"/>
      <style:text-properties fo:font-size="12pt"/>
      <style:map style:condition="cell-content()=&quot;YES&quot;" style:apply-style-name="YES" style:base-cell-address="Feuille1.H2"/>
      <style:map style:condition="cell-content()=&quot;MI&quot;" style:apply-style-name="NO" style:base-cell-address="Feuille1.H2"/>
      <style:map style:condition="cell-content()=0" style:apply-style-name="Default" style:base-cell-address="Feuille1.H2"/>
    </style:style>
    <style:style style:name="ce31" style:family="table-cell" style:parent-style-name="Default">
      <style:table-cell-properties fo:border-bottom="none" fo:wrap-option="no-wrap" fo:border-left="0.06pt solid #000000" fo:border-right="0.06pt solid #000000" style:shrink-to-fit="false" fo:border-top="none"/>
      <style:text-properties fo:font-size="12pt"/>
      <style:map style:condition="cell-content()=&quot;YES&quot;" style:apply-style-name="YES" style:base-cell-address="Feuille1.H2"/>
      <style:map style:condition="cell-content()=&quot;MI&quot;" style:apply-style-name="NO" style:base-cell-address="Feuille1.H2"/>
      <style:map style:condition="cell-content()=0" style:apply-style-name="Default" style:base-cell-address="Feuille1.H2"/>
    </style:style>
    <style:style style:name="ce32" style:family="table-cell" style:parent-style-name="Default">
      <style:table-cell-properties fo:border-bottom="none" fo:wrap-option="no-wrap" fo:border-left="0.06pt solid #000000" fo:border-right="0.06pt solid #000000" style:shrink-to-fit="false" fo:border-top="none"/>
      <style:text-properties fo:font-size="12pt"/>
      <style:map style:condition="cell-content()=&quot;YES&quot;" style:apply-style-name="YES" style:base-cell-address="Feuille1.H2"/>
      <style:map style:condition="cell-content()=&quot;MI&quot;" style:apply-style-name="NO" style:base-cell-address="Feuille1.H2"/>
      <style:map style:condition="cell-content()=0" style:apply-style-name="Default" style:base-cell-address="Feuille1.H2"/>
    </style:style>
    <style:style style:name="ce33" style:family="table-cell" style:parent-style-name="Default">
      <style:table-cell-properties fo:border-bottom="none" fo:wrap-option="no-wrap" fo:border-left="0.06pt solid #000000" fo:border-right="0.06pt solid #000000" style:shrink-to-fit="false" fo:border-top="none"/>
      <style:text-properties fo:font-size="12pt"/>
      <style:map style:condition="cell-content()=&quot;YES&quot;" style:apply-style-name="YES" style:base-cell-address="Feuille1.H43"/>
      <style:map style:condition="cell-content()=&quot;MI&quot;" style:apply-style-name="NO" style:base-cell-address="Feuille1.H43"/>
      <style:map style:condition="cell-content()=0" style:apply-style-name="Default" style:base-cell-address="Feuille1.H43"/>
    </style:style>
    <style:style style:name="ce34" style:family="table-cell" style:parent-style-name="Default">
      <style:table-cell-properties fo:border-bottom="none" fo:wrap-option="no-wrap" fo:border-left="0.06pt solid #000000" fo:border-right="0.06pt solid #000000" style:shrink-to-fit="false" fo:border-top="none"/>
      <style:text-properties fo:font-size="12pt"/>
      <style:map style:condition="cell-content()=&quot;YES&quot;" style:apply-style-name="YES" style:base-cell-address="Feuille1.H44"/>
      <style:map style:condition="cell-content()=&quot;MI&quot;" style:apply-style-name="NO" style:base-cell-address="Feuille1.H44"/>
      <style:map style:condition="cell-content()=0" style:apply-style-name="Default" style:base-cell-address="Feuille1.H44"/>
    </style:style>
    <style:style style:name="ce35" style:family="table-cell" style:parent-style-name="Default">
      <style:table-cell-properties fo:border-bottom="none" fo:wrap-option="no-wrap" fo:border-left="0.06pt solid #000000" fo:border-right="0.06pt solid #000000" style:shrink-to-fit="false" fo:border-top="none"/>
      <style:text-properties fo:font-size="12pt"/>
      <style:map style:condition="cell-content()=&quot;YES&quot;" style:apply-style-name="YES" style:base-cell-address="Feuille1.H45"/>
      <style:map style:condition="cell-content()=&quot;MI&quot;" style:apply-style-name="NO" style:base-cell-address="Feuille1.H45"/>
      <style:map style:condition="cell-content()=0" style:apply-style-name="Default" style:base-cell-address="Feuille1.H45"/>
    </style:style>
    <style:style style:name="ce36" style:family="table-cell" style:parent-style-name="Default">
      <style:table-cell-properties fo:border-bottom="none" fo:wrap-option="no-wrap" fo:border-left="0.06pt solid #000000" fo:border-right="0.06pt solid #000000" style:shrink-to-fit="false" fo:border-top="none"/>
      <style:text-properties fo:font-size="12pt"/>
      <style:map style:condition="cell-content()=&quot;YES&quot;" style:apply-style-name="YES" style:base-cell-address="Feuille1.H46"/>
      <style:map style:condition="cell-content()=&quot;MI&quot;" style:apply-style-name="NO" style:base-cell-address="Feuille1.H46"/>
      <style:map style:condition="cell-content()=0" style:apply-style-name="Default" style:base-cell-address="Feuille1.H46"/>
    </style:style>
    <style:style style:name="ce37" style:family="table-cell" style:parent-style-name="Default">
      <style:table-cell-properties fo:border-bottom="none" fo:wrap-option="no-wrap" fo:border-left="0.06pt solid #000000" fo:border-right="0.06pt solid #000000" style:shrink-to-fit="false" fo:border-top="none"/>
      <style:text-properties fo:font-size="12pt"/>
      <style:map style:condition="cell-content()=&quot;YES&quot;" style:apply-style-name="YES" style:base-cell-address="Feuille1.H2"/>
      <style:map style:condition="cell-content()=&quot;MI&quot;" style:apply-style-name="NO" style:base-cell-address="Feuille1.H2"/>
      <style:map style:condition="cell-content()=0" style:apply-style-name="Default" style:base-cell-address="Feuille1.H2"/>
    </style:style>
    <style:style style:name="ce38" style:family="table-cell" style:parent-style-name="Default">
      <style:table-cell-properties fo:border-bottom="none" fo:wrap-option="no-wrap" fo:border-left="0.06pt solid #000000" fo:border-right="0.06pt solid #000000" style:shrink-to-fit="false" fo:border-top="none"/>
      <style:text-properties fo:font-size="12pt"/>
      <style:map style:condition="cell-content()=&quot;YES&quot;" style:apply-style-name="YES" style:base-cell-address="Feuille1.H47"/>
      <style:map style:condition="cell-content()=&quot;MI&quot;" style:apply-style-name="NO" style:base-cell-address="Feuille1.H47"/>
      <style:map style:condition="cell-content()=0" style:apply-style-name="Default" style:base-cell-address="Feuille1.H47"/>
    </style:style>
    <style:style style:name="ce39" style:family="table-cell" style:parent-style-name="Default">
      <style:table-cell-properties fo:border-bottom="none" fo:wrap-option="no-wrap" fo:border-left="0.06pt solid #000000" fo:border-right="0.06pt solid #000000" style:shrink-to-fit="false" fo:border-top="none"/>
      <style:text-properties fo:font-size="12pt"/>
      <style:map style:condition="cell-content()=&quot;YES&quot;" style:apply-style-name="YES" style:base-cell-address="Feuille1.H2"/>
      <style:map style:condition="cell-content()=&quot;MI&quot;" style:apply-style-name="NO" style:base-cell-address="Feuille1.H2"/>
      <style:map style:condition="cell-content()=0" style:apply-style-name="Default" style:base-cell-address="Feuille1.H2"/>
    </style:style>
    <style:style style:name="ce40" style:family="table-cell" style:parent-style-name="Default">
      <style:table-cell-properties fo:border-bottom="none" fo:wrap-option="no-wrap" fo:border-left="0.06pt solid #000000" fo:border-right="0.06pt solid #000000" style:shrink-to-fit="false" fo:border-top="none"/>
      <style:text-properties fo:font-size="12pt"/>
      <style:map style:condition="cell-content()=&quot;YES&quot;" style:apply-style-name="YES" style:base-cell-address="Feuille1.H27"/>
      <style:map style:condition="cell-content()=&quot;MI&quot;" style:apply-style-name="NO" style:base-cell-address="Feuille1.H27"/>
      <style:map style:condition="cell-content()=0" style:apply-style-name="Default" style:base-cell-address="Feuille1.H27"/>
    </style:style>
    <style:style style:name="ce41" style:family="table-cell" style:parent-style-name="Default">
      <style:table-cell-properties fo:border-bottom="none" fo:wrap-option="no-wrap" fo:border-left="0.06pt solid #000000" fo:border-right="0.06pt solid #000000" style:shrink-to-fit="false" fo:border-top="none"/>
      <style:text-properties fo:font-size="12pt"/>
      <style:map style:condition="cell-content()=&quot;YES&quot;" style:apply-style-name="YES" style:base-cell-address="Feuille1.H29"/>
      <style:map style:condition="cell-content()=&quot;MI&quot;" style:apply-style-name="NO" style:base-cell-address="Feuille1.H29"/>
      <style:map style:condition="cell-content()=0" style:apply-style-name="Default" style:base-cell-address="Feuille1.H29"/>
    </style:style>
    <style:style style:name="ce42" style:family="table-cell" style:parent-style-name="Default">
      <style:table-cell-properties fo:border-bottom="none" fo:wrap-option="no-wrap" fo:border-left="0.06pt solid #000000" fo:border-right="0.06pt solid #000000" style:shrink-to-fit="false" fo:border-top="none"/>
      <style:text-properties fo:font-size="12pt"/>
      <style:map style:condition="cell-content()=&quot;YES&quot;" style:apply-style-name="YES" style:base-cell-address="Feuille1.H48"/>
      <style:map style:condition="cell-content()=&quot;MI&quot;" style:apply-style-name="NO" style:base-cell-address="Feuille1.H48"/>
      <style:map style:condition="cell-content()=0" style:apply-style-name="Default" style:base-cell-address="Feuille1.H48"/>
    </style:style>
    <style:style style:name="ce43" style:family="table-cell" style:parent-style-name="Default">
      <style:table-cell-properties fo:border-bottom="none" fo:wrap-option="no-wrap" fo:border-left="0.06pt solid #000000" fo:border-right="0.06pt solid #000000" style:shrink-to-fit="false" fo:border-top="none"/>
      <style:text-properties fo:font-size="12pt"/>
      <style:map style:condition="cell-content()=&quot;YES&quot;" style:apply-style-name="YES" style:base-cell-address="Feuille1.H38"/>
      <style:map style:condition="cell-content()=&quot;MI&quot;" style:apply-style-name="NO" style:base-cell-address="Feuille1.H38"/>
      <style:map style:condition="cell-content()=0" style:apply-style-name="Default" style:base-cell-address="Feuille1.H38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4" table:default-cell-style-name="ce5"/>
        <table:table-row table:style-name="ro1">
          <table:table-cell table:style-name="ce1" office:value-type="string" calcext:value-type="string">
            <text:p>Authors</text:p>
          </table:table-cell>
          <table:table-cell table:style-name="ce6" office:value-type="string" calcext:value-type="string">
            <text:p>Dat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-categor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Citations</text:p>
          </table:table-cell>
          <table:table-cell table:style-name="ce1" office:value-type="string" calcext:value-type="string">
            <text:p>Journal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diwarna et al.</text:p>
          </table:table-cell>
          <table:table-cell table:style-name="ce7" office:value-type="string" calcext:value-type="string">
            <text:p>2020</text:p>
          </table:table-cell>
          <table:table-cell table:style-name="ce2" office:value-type="string" calcext:value-type="string">
            <text:p>Towards Human-like Open Domain Chatbot</text:p>
          </table:table-cell>
          <table:table-cell table:style-name="ce2" office:value-type="string" calcext:value-type="string">
            <text:p>Dialogue</text:p>
          </table:table-cell>
          <table:table-cell table:style-name="ce11"/>
          <table:table-cell table:style-name="ce2"/>
          <table:table-cell table:style-name="ce2" office:value-type="string" calcext:value-type="string">
            <text:p>Evolved Transformer Minimize perplexity, evaluate with a good automatic metric</text:p>
          </table:table-cell>
          <table:table-cell table:style-name="ce14" office:value-type="string" calcext:value-type="string">
            <text:p>YES</text:p>
          </table:table-cell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Ashgar et al.</text:p>
          </table:table-cell>
          <table:table-cell table:style-name="ce7" office:value-type="string" calcext:value-type="string">
            <text:p>2017</text:p>
          </table:table-cell>
          <table:table-cell table:style-name="ce2" office:value-type="string" calcext:value-type="string">
            <text:p>Affective Neural Response Generation</text:p>
          </table:table-cell>
          <table:table-cell table:style-name="ce2" office:value-type="string" calcext:value-type="string">
            <text:p>Dialogue</text:p>
          </table:table-cell>
          <table:table-cell table:style-name="ce11" office:value-type="string" calcext:value-type="string">
            <text:p>KE</text:p>
          </table:table-cell>
          <table:table-cell table:style-name="ce2" office:value-type="string" calcext:value-type="string">
            <text:p>SAE</text:p>
          </table:table-cell>
          <table:table-cell table:style-name="ce2" office:value-type="string" calcext:value-type="string">
            <text:p>Dialogue generation with affective responses on three levels</text:p>
          </table:table-cell>
          <table:table-cell table:style-name="ce15" office:value-type="string" calcext:value-type="string">
            <text:p>YES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ECIR 2018 : Advances in Information Retrieval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Bahdanau et al.</text:p>
          </table:table-cell>
          <table:table-cell table:style-name="ce7" office:value-type="string" calcext:value-type="string">
            <text:p>2016</text:p>
          </table:table-cell>
          <table:table-cell table:style-name="ce2" office:value-type="string" calcext:value-type="string">
            <text:p>An actor-critic algorithm for sequence prediction</text:p>
          </table:table-cell>
          <table:table-cell table:style-name="ce2" office:value-type="string" calcext:value-type="string">
            <text:p>Translation</text:p>
          </table:table-cell>
          <table:table-cell table:style-name="ce11" office:value-type="string" calcext:value-type="string">
            <text:p>RL</text:p>
          </table:table-cell>
          <table:table-cell table:style-name="ce2" table:number-columns-repeated="2"/>
          <table:table-cell table:style-name="ce15" office:value-type="string" calcext:value-type="string">
            <text:p>YES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arXiv eprint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Bahdanau et al.</text:p>
          </table:table-cell>
          <table:table-cell table:style-name="ce8" office:value-type="string" calcext:value-type="string">
            <text:p>2014</text:p>
          </table:table-cell>
          <table:table-cell table:style-name="ce3"/>
          <table:table-cell table:style-name="ce3" office:value-type="string" calcext:value-type="string">
            <text:p>Translation</text:p>
          </table:table-cell>
          <table:table-cell table:style-name="ce12"/>
          <table:table-cell table:style-name="ce3"/>
          <table:table-cell table:style-name="ce3" office:value-type="string" calcext:value-type="string">
            <text:p>"state-of-the-art" machine translation</text:p>
          </table:table-cell>
          <table:table-cell table:style-name="ce16"/>
          <table:table-cell table:style-name="ce3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Barnard</text:p>
          </table:table-cell>
          <table:table-cell table:style-name="ce7" office:value-type="string" calcext:value-type="string">
            <text:p>2016</text:p>
          </table:table-cell>
          <table:table-cell table:style-name="ce2"/>
          <table:table-cell table:style-name="ce2" office:value-type="string" calcext:value-type="string">
            <text:p>ImCap</text:p>
          </table:table-cell>
          <table:table-cell table:style-name="ce11"/>
          <table:table-cell table:style-name="ce2"/>
          <table:table-cell table:style-name="ce2" office:value-type="string" calcext:value-type="string">
            <text:p>discussion of image captioning and broader issues in research on the vision-language interface, detailed overview of datasets</text:p>
          </table:table-cell>
          <table:table-cell table:style-name="ce15" office:value-type="string" calcext:value-type="string">
            <text:p><text:s/></text:p>
          </table:table-cell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Bernardi et al.</text:p>
          </table:table-cell>
          <table:table-cell table:style-name="ce7" office:value-type="string" calcext:value-type="string">
            <text:p>2016</text:p>
          </table:table-cell>
          <table:table-cell table:style-name="ce2"/>
          <table:table-cell table:style-name="ce2" office:value-type="string" calcext:value-type="string">
            <text:p>ImCap</text:p>
          </table:table-cell>
          <table:table-cell table:style-name="ce11"/>
          <table:table-cell table:style-name="ce2"/>
          <table:table-cell table:style-name="ce2" office:value-type="string" calcext:value-type="string">
            <text:p>extensive review of image captioning methods</text:p>
          </table:table-cell>
          <table:table-cell table:style-name="ce15"/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Dai and Le</text:p>
          </table:table-cell>
          <table:table-cell table:style-name="ce7" office:value-type="string" calcext:value-type="string">
            <text:p>2015</text:p>
          </table:table-cell>
          <table:table-cell table:style-name="ce2" office:value-type="string" calcext:value-type="string">
            <text:p>Semi-supervised Sequence Learning</text:p>
          </table:table-cell>
          <table:table-cell table:style-name="ce2" office:value-type="string" calcext:value-type="string">
            <text:p>NLP</text:p>
          </table:table-cell>
          <table:table-cell table:style-name="ce11" office:value-type="string" calcext:value-type="string">
            <text:p>TL</text:p>
          </table:table-cell>
          <table:table-cell table:style-name="ce2" table:number-columns-repeated="2"/>
          <table:table-cell table:style-name="ce17" office:value-type="string" calcext:value-type="string">
            <text:p>YES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string" calcext:value-type="string">
            <text:p>Advances in Neural Information Processing Systems 28 (NIPS 2015)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evlin et al.</text:p>
          </table:table-cell>
          <table:table-cell table:style-name="ce7" office:value-type="string" calcext:value-type="string">
            <text:p>2018</text:p>
          </table:table-cell>
          <table:table-cell table:style-name="ce2" office:value-type="string" calcext:value-type="string">
            <text:p>Bert : Pre-training of deep bidirectional transformers for langage understanding</text:p>
          </table:table-cell>
          <table:table-cell table:style-name="ce2" office:value-type="string" calcext:value-type="string">
            <text:p>NLP</text:p>
          </table:table-cell>
          <table:table-cell table:style-name="ce11" office:value-type="string" calcext:value-type="string">
            <text:p>TL</text:p>
          </table:table-cell>
          <table:table-cell table:style-name="ce2"/>
          <table:table-cell table:style-name="ce2" office:value-type="string" calcext:value-type="string">
            <text:p>Bert</text:p>
          </table:table-cell>
          <table:table-cell table:style-name="ce15" office:value-type="string" calcext:value-type="string">
            <text:p>YES</text:p>
          </table:table-cell>
          <table:table-cell table:style-name="ce2" office:value-type="float" office:value="3965" calcext:value-type="float">
            <text:p>3965</text:p>
          </table:table-cell>
          <table:table-cell table:style-name="ce2" office:value-type="string" calcext:value-type="string">
            <text:p>arXiv eprint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inan et al.</text:p>
          </table:table-cell>
          <table:table-cell table:style-name="ce7" office:value-type="string" calcext:value-type="string">
            <text:p>2018</text:p>
          </table:table-cell>
          <table:table-cell table:style-name="ce2" office:value-type="string" calcext:value-type="string">
            <text:p>Wizard of Wikipedia : Knowledge-Powered Conversational agents</text:p>
          </table:table-cell>
          <table:table-cell table:style-name="ce2" office:value-type="string" calcext:value-type="string">
            <text:p>Dialogue</text:p>
          </table:table-cell>
          <table:table-cell table:style-name="ce11" office:value-type="string" calcext:value-type="string">
            <text:p>KE/M</text:p>
          </table:table-cell>
          <table:table-cell table:style-name="ce2" office:value-type="string" calcext:value-type="string">
            <text:p>Fa</text:p>
          </table:table-cell>
          <table:table-cell table:style-name="ce2" office:value-type="string" calcext:value-type="string">
            <text:p>Encoding factual knowledge using Transformer Memory Networks</text:p>
          </table:table-cell>
          <table:table-cell table:style-name="ce15" office:value-type="string" calcext:value-type="string">
            <text:p>YES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International Conference on Learning Representations 2019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Donahue et al.</text:p>
          </table:table-cell>
          <table:table-cell table:style-name="ce8" office:value-type="string" calcext:value-type="string">
            <text:p>2015</text:p>
          </table:table-cell>
          <table:table-cell table:style-name="ce3"/>
          <table:table-cell table:style-name="ce2" office:value-type="string" calcext:value-type="string">
            <text:p>ImCap</text:p>
          </table:table-cell>
          <table:table-cell table:style-name="ce12"/>
          <table:table-cell table:style-name="ce3"/>
          <table:table-cell table:style-name="ce3" office:value-type="string" calcext:value-type="string">
            <text:p>combined CNN + LSTM architecture (two versions: CNN -&gt; LSTM / CNN -&gt; LSTM -&gt; LSTM)</text:p>
          </table:table-cell>
          <table:table-cell table:style-name="ce15" office:value-type="string" calcext:value-type="string">
            <text:p><text:s/></text:p>
          </table:table-cell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Dong et al.</text:p>
          </table:table-cell>
          <table:table-cell table:style-name="ce7" office:value-type="string" calcext:value-type="string">
            <text:p>2017</text:p>
          </table:table-cell>
          <table:table-cell table:style-name="ce2" office:value-type="string" calcext:value-type="string">
            <text:p>Learning to Generate Product Reviews from Attributes</text:p>
          </table:table-cell>
          <table:table-cell table:style-name="ce2" office:value-type="string" calcext:value-type="string">
            <text:p>Dialogue</text:p>
          </table:table-cell>
          <table:table-cell table:style-name="ce11" office:value-type="string" calcext:value-type="string">
            <text:p>KE</text:p>
          </table:table-cell>
          <table:table-cell table:style-name="ce2" office:value-type="string" calcext:value-type="string">
            <text:p>CP/C</text:p>
          </table:table-cell>
          <table:table-cell table:style-name="ce2" office:value-type="string" calcext:value-type="string">
            <text:p>attribute-to-sequence model for product review generation, conditioned on character embedding and rating, using attentional mechanism</text:p>
          </table:table-cell>
          <table:table-cell table:style-name="ce18" office:value-type="string" calcext:value-type="string">
            <text:p>YES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Proceedings of the 15th Conference of the European Chapter of the Association for Computational Linguistics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Dusek and Jurcicek</text:p>
          </table:table-cell>
          <table:table-cell table:style-name="ce8" office:value-type="string" calcext:value-type="string">
            <text:p>2016</text:p>
          </table:table-cell>
          <table:table-cell table:style-name="ce3" office:value-type="string" calcext:value-type="string">
            <text:p>A Context-aware Natural Language Generator for Dialogue Systems</text:p>
          </table:table-cell>
          <table:table-cell table:style-name="ce2" office:value-type="string" calcext:value-type="string">
            <text:p>Dialogue</text:p>
          </table:table-cell>
          <table:table-cell table:style-name="ce12" office:value-type="string" calcext:value-type="string">
            <text:p>K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SEQ2SEQ with attention for dialogue generation, adapting to user’s way of speaking</text:p>
          </table:table-cell>
          <table:table-cell table:style-name="ce19" office:value-type="string" calcext:value-type="string">
            <text:p>YES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Proceedings of the SIGDIAL 2016 Conference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Ficler and Goldberg</text:p>
          </table:table-cell>
          <table:table-cell table:style-name="ce7" office:value-type="string" calcext:value-type="string">
            <text:p>2017</text:p>
          </table:table-cell>
          <table:table-cell table:style-name="ce2" office:value-type="string" calcext:value-type="string">
            <text:p>Controlling Linguistic Style Aspects in Neural Language Generation</text:p>
          </table:table-cell>
          <table:table-cell table:style-name="ce2" office:value-type="string" calcext:value-type="string">
            <text:p>Dialogue</text:p>
          </table:table-cell>
          <table:table-cell table:style-name="ce11" office:value-type="string" calcext:value-type="string">
            <text:p>KE/S</text:p>
          </table:table-cell>
          <table:table-cell table:style-name="ce2" office:value-type="string" calcext:value-type="string">
            <text:p>C/ ?</text:p>
          </table:table-cell>
          <table:table-cell table:style-name="ce2" office:value-type="string" calcext:value-type="string">
            <text:p>RNN conditioned on content-related attributes and stylistic parameters</text:p>
          </table:table-cell>
          <table:table-cell table:style-name="ce15" office:value-type="string" calcext:value-type="string">
            <text:p>YES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Proceedings of the Workshop on Stylistic Variation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Gao et al.</text:p>
          </table:table-cell>
          <table:table-cell table:style-name="ce7" office:value-type="string" calcext:value-type="string">
            <text:p>2019</text:p>
          </table:table-cell>
          <table:table-cell table:style-name="ce2" office:value-type="string" calcext:value-type="string">
            <text:p>Neural Approaches to Conversational AI : Question Answering, Task-Oriented Dialogues and Social Chatbots</text:p>
          </table:table-cell>
          <table:table-cell table:style-name="ce2" office:value-type="string" calcext:value-type="string">
            <text:p>Dialogue</text:p>
          </table:table-cell>
          <table:table-cell table:style-name="ce11"/>
          <table:table-cell table:style-name="ce2" table:number-columns-repeated="2"/>
          <table:table-cell table:style-name="ce15" office:value-type="string" calcext:value-type="string">
            <text:p>YES</text:p>
          </table:table-cell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Ghazvininejad et al.</text:p>
          </table:table-cell>
          <table:table-cell table:style-name="ce7" office:value-type="string" calcext:value-type="string">
            <text:p>2018</text:p>
          </table:table-cell>
          <table:table-cell table:style-name="ce2" office:value-type="string" calcext:value-type="string">
            <text:p>A Knowledge-Grounded Neural Conversational Model</text:p>
          </table:table-cell>
          <table:table-cell table:style-name="ce2" office:value-type="string" calcext:value-type="string">
            <text:p>Dialogue</text:p>
          </table:table-cell>
          <table:table-cell table:style-name="ce11" office:value-type="string" calcext:value-type="string">
            <text:p>KE</text:p>
          </table:table-cell>
          <table:table-cell table:style-name="ce2" office:value-type="string" calcext:value-type="string">
            <text:p>Fa</text:p>
          </table:table-cell>
          <table:table-cell table:style-name="ce2"/>
          <table:table-cell table:style-name="ce20" office:value-type="string" calcext:value-type="string">
            <text:p>YES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32th AAAI Conference on Artificial Intelligence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Ghosh et al.</text:p>
          </table:table-cell>
          <table:table-cell table:style-name="ce7" office:value-type="string" calcext:value-type="string">
            <text:p>2017</text:p>
          </table:table-cell>
          <table:table-cell table:style-name="ce2" office:value-type="string" calcext:value-type="string">
            <text:p>Affect-LM : A Neural <text:span text:style-name="T1">Language</text:span> Model for Customizable Affective Text Generation</text:p>
          </table:table-cell>
          <table:table-cell table:style-name="ce2" office:value-type="string" calcext:value-type="string">
            <text:p>Dialogue</text:p>
          </table:table-cell>
          <table:table-cell table:style-name="ce11" office:value-type="string" calcext:value-type="string">
            <text:p>KE</text:p>
          </table:table-cell>
          <table:table-cell table:style-name="ce2" office:value-type="string" calcext:value-type="string">
            <text:p>SAE</text:p>
          </table:table-cell>
          <table:table-cell table:style-name="ce2" office:value-type="string" calcext:value-type="string">
            <text:p>LSTM conditioned on affect category and emotional intensity to drive lexical choice</text:p>
          </table:table-cell>
          <table:table-cell table:style-name="ce21" office:value-type="string" calcext:value-type="string">
            <text:p>YES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Proceedings of the 55th Annual Meeting of the Association for Computational Linguistic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Goldberg</text:p>
          </table:table-cell>
          <table:table-cell table:style-name="ce7" office:value-type="string" calcext:value-type="string">
            <text:p>2015</text:p>
          </table:table-cell>
          <table:table-cell table:style-name="ce2" office:value-type="string" calcext:value-type="string">
            <text:p>A Primer on NN models for NLP</text:p>
          </table:table-cell>
          <table:table-cell table:style-name="ce2" office:value-type="string" calcext:value-type="string">
            <text:p>NLP</text:p>
          </table:table-cell>
          <table:table-cell table:style-name="ce11"/>
          <table:table-cell table:style-name="ce2"/>
          <table:table-cell table:style-name="ce2" office:value-type="string" calcext:value-type="string">
            <text:p>Basics of DL methods for NLP</text:p>
          </table:table-cell>
          <table:table-cell table:style-name="ce15" office:value-type="string" calcext:value-type="string">
            <text:p>YES</text:p>
          </table:table-cell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Goyal et al.</text:p>
          </table:table-cell>
          <table:table-cell table:style-name="ce7" office:value-type="string" calcext:value-type="string">
            <text:p>2016</text:p>
          </table:table-cell>
          <table:table-cell table:style-name="ce2" office:value-type="string" calcext:value-type="string">
            <text:p>Natural langage generation through character-based rnns with finite-state prior knowledge</text:p>
          </table:table-cell>
          <table:table-cell table:style-name="ce2" office:value-type="string" calcext:value-type="string">
            <text:p>Dialogue</text:p>
          </table:table-cell>
          <table:table-cell table:style-name="ce11" office:value-type="string" calcext:value-type="string">
            <text:p>KE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Character-based dialogue generation</text:p>
          </table:table-cell>
          <table:table-cell table:style-name="ce22"/>
          <table:table-cell table:style-name="ce2" office:value-type="float" office:value="11" calcext:value-type="float">
            <text:p>11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He et al.</text:p>
          </table:table-cell>
          <table:table-cell table:style-name="ce7" office:value-type="string" calcext:value-type="string">
            <text:p>2017</text:p>
          </table:table-cell>
          <table:table-cell table:style-name="ce2" office:value-type="string" calcext:value-type="string">
            <text:p>Learning Symmetric Collaborative Dialogue Agents with Dynamic Knowledge Graph Embeddings</text:p>
          </table:table-cell>
          <table:table-cell table:style-name="ce2" office:value-type="string" calcext:value-type="string">
            <text:p>Dialogue</text:p>
          </table:table-cell>
          <table:table-cell table:style-name="ce11" office:value-type="string" calcext:value-type="string">
            <text:p>KE</text:p>
          </table:table-cell>
          <table:table-cell table:style-name="ce2" office:value-type="string" calcext:value-type="string">
            <text:p>C</text:p>
          </table:table-cell>
          <table:table-cell table:style-name="ce2"/>
          <table:table-cell table:style-name="ce23" office:value-type="string" calcext:value-type="string">
            <text:p>MI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Proceedings of the 55th Annual Meeting of the Association for Computational Linguistic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Herzig et al.</text:p>
          </table:table-cell>
          <table:table-cell table:style-name="ce7" office:value-type="string" calcext:value-type="string">
            <text:p>2017</text:p>
          </table:table-cell>
          <table:table-cell table:style-name="ce2" office:value-type="string" calcext:value-type="string">
            <text:p>Neural response generation for customer service based on personality traits</text:p>
          </table:table-cell>
          <table:table-cell table:style-name="ce2" office:value-type="string" calcext:value-type="string">
            <text:p>Dialogue</text:p>
          </table:table-cell>
          <table:table-cell table:style-name="ce11" office:value-type="string" calcext:value-type="string">
            <text:p>KE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Response generation with decoder conditioned on personality features</text:p>
          </table:table-cell>
          <table:table-cell table:style-name="ce24"/>
          <table:table-cell table:style-name="ce2" office:value-type="float" office:value="13" calcext:value-type="float">
            <text:p>13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Holtzman et al.</text:p>
          </table:table-cell>
          <table:table-cell table:style-name="ce7" office:value-type="string" calcext:value-type="string">
            <text:p>2018</text:p>
          </table:table-cell>
          <table:table-cell table:style-name="ce2"/>
          <table:table-cell table:style-name="ce2" office:value-type="string" calcext:value-type="string">
            <text:p>Story telling</text:p>
          </table:table-cell>
          <table:table-cell table:style-name="ce11" office:value-type="string" calcext:value-type="string">
            <text:p>S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"state-of-the-art" story telling</text:p>
          </table:table-cell>
          <table:table-cell table:style-name="ce15"/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Howard and Ruder</text:p>
          </table:table-cell>
          <table:table-cell table:style-name="ce7" office:value-type="string" calcext:value-type="string">
            <text:p>2018</text:p>
          </table:table-cell>
          <table:table-cell table:style-name="ce2" office:value-type="string" calcext:value-type="string">
            <text:p>Universal Language Model Fine-tuning for Text Classifcation</text:p>
          </table:table-cell>
          <table:table-cell table:style-name="ce2" office:value-type="string" calcext:value-type="string">
            <text:p>NLP</text:p>
          </table:table-cell>
          <table:table-cell table:style-name="ce11" office:value-type="string" calcext:value-type="string">
            <text:p>TL</text:p>
          </table:table-cell>
          <table:table-cell table:style-name="ce2"/>
          <table:table-cell table:style-name="ce2" office:value-type="string" calcext:value-type="string">
            <text:p>ULMFiT</text:p>
          </table:table-cell>
          <table:table-cell table:style-name="ce15" office:value-type="string" calcext:value-type="string">
            <text:p>YES</text:p>
          </table:table-cell>
          <table:table-cell table:style-name="ce2" office:value-type="float" office:value="648" calcext:value-type="float">
            <text:p>648</text:p>
          </table:table-cell>
          <table:table-cell table:style-name="ce2" office:value-type="string" calcext:value-type="string">
            <text:p>Proceedings of the 56th Annual Meeting of the Assocaition for Computational Linguistic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Hu et al.</text:p>
          </table:table-cell>
          <table:table-cell table:style-name="ce7" office:value-type="string" calcext:value-type="string">
            <text:p>2017</text:p>
          </table:table-cell>
          <table:table-cell table:style-name="ce2"/>
          <table:table-cell table:style-name="ce2" office:value-type="string" calcext:value-type="string">
            <text:p>Dialogue</text:p>
          </table:table-cell>
          <table:table-cell table:style-name="ce11" office:value-type="string" calcext:value-type="string">
            <text:p>S</text:p>
          </table:table-cell>
          <table:table-cell table:style-name="ce2"/>
          <table:table-cell table:style-name="ce2" office:value-type="string" calcext:value-type="string">
            <text:p>VAE and attribute discriminator to control the stylistic parameters of generated texts</text:p>
          </table:table-cell>
          <table:table-cell table:style-name="ce15"/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Khandelwal et al.</text:p>
          </table:table-cell>
          <table:table-cell table:style-name="ce7" office:value-type="string" calcext:value-type="string">
            <text:p>2020</text:p>
          </table:table-cell>
          <table:table-cell table:style-name="ce2" office:value-type="string" calcext:value-type="string">
            <text:p>Generalization through Memorization : Nearest Neighbor Language Models</text:p>
          </table:table-cell>
          <table:table-cell table:style-name="ce2" office:value-type="string" calcext:value-type="string">
            <text:p>Dialogue</text:p>
          </table:table-cell>
          <table:table-cell table:style-name="ce11" office:value-type="string" calcext:value-type="string">
            <text:p>M</text:p>
          </table:table-cell>
          <table:table-cell table:style-name="ce2" office:value-type="string" calcext:value-type="string">
            <text:p>KNN</text:p>
          </table:table-cell>
          <table:table-cell table:style-name="ce2"/>
          <table:table-cell table:style-name="ce15" office:value-type="string" calcext:value-type="string">
            <text:p>YES</text:p>
          </table:table-cell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Kottur et al.</text:p>
          </table:table-cell>
          <table:table-cell table:style-name="ce7" office:value-type="string" calcext:value-type="string">
            <text:p>2017</text:p>
          </table:table-cell>
          <table:table-cell table:style-name="ce2" office:value-type="string" calcext:value-type="string">
            <text:p>Exploring Personalized Neural Conversational Models</text:p>
          </table:table-cell>
          <table:table-cell table:style-name="ce2" office:value-type="string" calcext:value-type="string">
            <text:p>Dialogue</text:p>
          </table:table-cell>
          <table:table-cell table:style-name="ce11" office:value-type="string" calcext:value-type="string">
            <text:p>KE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Implicit modeling of personality</text:p>
          </table:table-cell>
          <table:table-cell table:style-name="ce25"/>
          <table:table-cell table:style-name="ce2" office:value-type="float" office:value="14" calcext:value-type="float">
            <text:p>14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Kumar et al.</text:p>
          </table:table-cell>
          <table:table-cell table:style-name="ce7" office:value-type="string" calcext:value-type="string">
            <text:p>2016</text:p>
          </table:table-cell>
          <table:table-cell table:style-name="ce2" office:value-type="string" calcext:value-type="string">
            <text:p>Ask me anything : Dynamic memory networks for natural langage processing</text:p>
          </table:table-cell>
          <table:table-cell table:style-name="ce2" office:value-type="string" calcext:value-type="string">
            <text:p>QA</text:p>
          </table:table-cell>
          <table:table-cell table:style-name="ce11" office:value-type="string" calcext:value-type="string">
            <text:p>M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Dynamic memory network</text:p>
          </table:table-cell>
          <table:table-cell table:style-name="ce15" office:value-type="string" calcext:value-type="string">
            <text:p>YES</text:p>
          </table:table-cell>
          <table:table-cell table:style-name="ce2" office:value-type="float" office:value="763" calcext:value-type="float">
            <text:p>763</text:p>
          </table:table-cell>
          <table:table-cell table:style-name="ce2" office:value-type="string" calcext:value-type="string">
            <text:p>Proceedings of the 33rd International Conference on Machine Learning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Lample et al.</text:p>
          </table:table-cell>
          <table:table-cell table:style-name="ce7" office:value-type="string" calcext:value-type="string">
            <text:p>2018</text:p>
          </table:table-cell>
          <table:table-cell table:style-name="ce2" office:value-type="string" calcext:value-type="string">
            <text:p>Unsupervised Machine Translation Using Monolingual Corpora Only</text:p>
          </table:table-cell>
          <table:table-cell table:style-name="ce2" office:value-type="string" calcext:value-type="string">
            <text:p>Translation</text:p>
          </table:table-cell>
          <table:table-cell table:style-name="ce11"/>
          <table:table-cell table:style-name="ce2"/>
          <table:table-cell table:style-name="ce2" office:value-type="string" calcext:value-type="string">
            <text:p>Sentence encoding for NMT without any parallel data</text:p>
          </table:table-cell>
          <table:table-cell table:style-name="ce26" office:value-type="string" calcext:value-type="string">
            <text:p>YES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International Conference on Learning Representations 201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Lebret et al. </text:p>
          </table:table-cell>
          <table:table-cell table:style-name="ce7" office:value-type="string" calcext:value-type="string">
            <text:p>2016</text:p>
          </table:table-cell>
          <table:table-cell table:style-name="ce2"/>
          <table:table-cell table:style-name="ce2" office:value-type="string" calcext:value-type="string">
            <text:p>Summarization</text:p>
          </table:table-cell>
          <table:table-cell table:style-name="ce11" office:value-type="string" calcext:value-type="string">
            <text:p>S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data-to-text summarization using FFNN</text:p>
          </table:table-cell>
          <table:table-cell table:style-name="ce27"/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Li et al.</text:p>
          </table:table-cell>
          <table:table-cell table:style-name="ce7" office:value-type="string" calcext:value-type="string">
            <text:p>2017</text:p>
          </table:table-cell>
          <table:table-cell table:style-name="ce2" office:value-type="string" calcext:value-type="string">
            <text:p>Adversarial Learning for Neural Dialogue Generation</text:p>
          </table:table-cell>
          <table:table-cell table:style-name="ce2" office:value-type="string" calcext:value-type="string">
            <text:p>Dialogue</text:p>
          </table:table-cell>
          <table:table-cell table:style-name="ce11" office:value-type="string" calcext:value-type="string">
            <text:p>AL</text:p>
          </table:table-cell>
          <table:table-cell table:style-name="ce2" table:number-columns-repeated="2"/>
          <table:table-cell table:style-name="ce15" office:value-type="string" calcext:value-type="string">
            <text:p>YES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string" calcext:value-type="string">
            <text:p>Proceedings of the 2017 Conference on Empirical Methods in Natural Language Processing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Li et al.</text:p>
          </table:table-cell>
          <table:table-cell table:style-name="ce7" office:value-type="string" calcext:value-type="string">
            <text:p>2016</text:p>
          </table:table-cell>
          <table:table-cell table:style-name="ce2" office:value-type="string" calcext:value-type="string">
            <text:p>Persona-based Neural Conversation Model</text:p>
          </table:table-cell>
          <table:table-cell table:style-name="ce2" office:value-type="string" calcext:value-type="string">
            <text:p>Dialogue</text:p>
          </table:table-cell>
          <table:table-cell table:style-name="ce11" office:value-type="string" calcext:value-type="string">
            <text:p>KE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Persona-based model with LSTM conditioned on character embedding (implicit modeling)</text:p>
          </table:table-cell>
          <table:table-cell table:style-name="ce28" office:value-type="string" calcext:value-type="string">
            <text:p>YES</text:p>
          </table:table-cell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Li et al.</text:p>
          </table:table-cell>
          <table:table-cell table:style-name="ce7" office:value-type="string" calcext:value-type="string">
            <text:p>2016</text:p>
          </table:table-cell>
          <table:table-cell table:style-name="ce2" office:value-type="string" calcext:value-type="string">
            <text:p>Deep Reinforcement Learning dor Dialogue Generation</text:p>
          </table:table-cell>
          <table:table-cell table:style-name="ce2" office:value-type="string" calcext:value-type="string">
            <text:p>Dialogue</text:p>
          </table:table-cell>
          <table:table-cell table:style-name="ce11" office:value-type="string" calcext:value-type="string">
            <text:p>RL</text:p>
          </table:table-cell>
          <table:table-cell table:style-name="ce2"/>
          <table:table-cell table:style-name="ce2" office:value-type="string" calcext:value-type="string">
            <text:p>Seq2Seq + RL</text:p>
          </table:table-cell>
          <table:table-cell table:style-name="ce15" office:value-type="string" calcext:value-type="string">
            <text:p>YES</text:p>
          </table:table-cell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Li et al.</text:p>
          </table:table-cell>
          <table:table-cell table:style-name="ce7" office:value-type="float" office:value="2015" calcext:value-type="float">
            <text:p>2015</text:p>
          </table:table-cell>
          <table:table-cell table:style-name="ce2" office:value-type="string" calcext:value-type="string">
            <text:p>A Diversity-Promoting Objective Function for Neural Conversation Models</text:p>
          </table:table-cell>
          <table:table-cell table:style-name="ce2" office:value-type="string" calcext:value-type="string">
            <text:p>Dialogue</text:p>
          </table:table-cell>
          <table:table-cell table:style-name="ce11"/>
          <table:table-cell table:style-name="ce2"/>
          <table:table-cell table:style-name="ce2" office:value-type="string" calcext:value-type="string">
            <text:p>use Maximum Mutual Information as objective function instead of likelihood of output given input → gives more diverse, less generic responses</text:p>
          </table:table-cell>
          <table:table-cell table:style-name="ce15"/>
          <table:table-cell table:style-name="ce2" office:value-type="float" office:value="593" calcext:value-type="float">
            <text:p>593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Liu et al.</text:p>
          </table:table-cell>
          <table:table-cell table:style-name="ce7" office:value-type="string" calcext:value-type="string">
            <text:p>2018</text:p>
          </table:table-cell>
          <table:table-cell table:style-name="ce2" office:value-type="string" calcext:value-type="string">
            <text:p>Towards Less Generic Responses in Neural Conversation Models : A Statistical Re-weighting Method</text:p>
          </table:table-cell>
          <table:table-cell table:style-name="ce2" office:value-type="string" calcext:value-type="string">
            <text:p>Dialogue</text:p>
          </table:table-cell>
          <table:table-cell table:style-name="ce11" office:value-type="string" calcext:value-type="string">
            <text:p>RW</text:p>
          </table:table-cell>
          <table:table-cell table:style-name="ce2" table:number-columns-repeated="2"/>
          <table:table-cell table:style-name="ce15" office:value-type="string" calcext:value-type="string">
            <text:p>YE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roceedings of the 2018 Conference on Empirical Methods in Natural Language Processing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Liu et al.</text:p>
          </table:table-cell>
          <table:table-cell table:style-name="ce7" office:value-type="string" calcext:value-type="string">
            <text:p>2018</text:p>
          </table:table-cell>
          <table:table-cell table:style-name="ce2" office:value-type="string" calcext:value-type="string">
            <text:p>Generating Wikipedia by summarizing long sequences</text:p>
          </table:table-cell>
          <table:table-cell table:style-name="ce2" office:value-type="string" calcext:value-type="string">
            <text:p>Summarization</text:p>
          </table:table-cell>
          <table:table-cell table:style-name="ce11" office:value-type="string" calcext:value-type="string">
            <text:p>S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summarization with Transformer</text:p>
          </table:table-cell>
          <table:table-cell table:style-name="ce29" office:value-type="string" calcext:value-type="string">
            <text:p>YES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International Conference on Learning Representations 201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Liu et al.</text:p>
          </table:table-cell>
          <table:table-cell table:style-name="ce7" office:value-type="string" calcext:value-type="string">
            <text:p>2019</text:p>
          </table:table-cell>
          <table:table-cell table:style-name="ce2" office:value-type="string" calcext:value-type="string">
            <text:p>RoBERTa : A Robustly Optimized BERT Pretraining Approach</text:p>
          </table:table-cell>
          <table:table-cell table:style-name="ce2" office:value-type="string" calcext:value-type="string">
            <text:p>NLP</text:p>
          </table:table-cell>
          <table:table-cell table:style-name="ce11" office:value-type="string" calcext:value-type="string">
            <text:p>TL</text:p>
          </table:table-cell>
          <table:table-cell table:style-name="ce2"/>
          <table:table-cell table:style-name="ce2" office:value-type="string" calcext:value-type="string">
            <text:p>Optimisation du training de BERT pour lui faire atteindre des perf state-of-the-art</text:p>
          </table:table-cell>
          <table:table-cell table:style-name="ce15" office:value-type="string" calcext:value-type="string">
            <text:p>YE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arXiv eprint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Lu et al.</text:p>
          </table:table-cell>
          <table:table-cell table:style-name="ce7" office:value-type="string" calcext:value-type="string">
            <text:p>2016</text:p>
          </table:table-cell>
          <table:table-cell table:style-name="ce2" office:value-type="string" calcext:value-type="string">
            <text:p>Hierarchical Question-Image Co-Attention for Visual Question Aswering</text:p>
          </table:table-cell>
          <table:table-cell table:style-name="ce2" office:value-type="string" calcext:value-type="string">
            <text:p>QA</text:p>
          </table:table-cell>
          <table:table-cell table:style-name="ce11"/>
          <table:table-cell table:style-name="ce2"/>
          <table:table-cell table:style-name="ce2" office:value-type="string" calcext:value-type="string">
            <text:p>Hierarchichal attention on question-image pairs</text:p>
          </table:table-cell>
          <table:table-cell table:style-name="ce15"/>
          <table:table-cell table:style-name="ce2" office:value-type="float" office:value="652" calcext:value-type="float">
            <text:p>652</text:p>
          </table:table-cell>
          <table:table-cell table:style-name="ce2" office:value-type="string" calcext:value-type="string">
            <text:p>Advances in Neural Information Processing Systems 29 (NIPS 2019)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airesse and Walker</text:p>
          </table:table-cell>
          <table:table-cell table:style-name="ce7" office:value-type="string" calcext:value-type="string">
            <text:p>2011</text:p>
          </table:table-cell>
          <table:table-cell table:style-name="ce2"/>
          <table:table-cell table:style-name="ce2" office:value-type="string" calcext:value-type="string">
            <text:p>Dialogue</text:p>
          </table:table-cell>
          <table:table-cell table:style-name="ce11" office:value-type="string" calcext:value-type="string">
            <text:p>KE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dialogue generation with a list of real-valued personality traits to condition generation</text:p>
          </table:table-cell>
          <table:table-cell table:style-name="ce30"/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McCann et al.</text:p>
          </table:table-cell>
          <table:table-cell table:style-name="ce7" office:value-type="string" calcext:value-type="string">
            <text:p>2018</text:p>
          </table:table-cell>
          <table:table-cell table:style-name="ce2" office:value-type="string" calcext:value-type="string">
            <text:p>The Natural Language Decathlon : Multitask Learning as Question Answering</text:p>
          </table:table-cell>
          <table:table-cell table:style-name="ce2" office:value-type="string" calcext:value-type="string">
            <text:p>NLP</text:p>
          </table:table-cell>
          <table:table-cell table:style-name="ce11"/>
          <table:table-cell table:style-name="ce2"/>
          <table:table-cell table:style-name="ce2" office:value-type="string" calcext:value-type="string">
            <text:p>MQAN multi-task learning</text:p>
          </table:table-cell>
          <table:table-cell table:style-name="ce15" office:value-type="string" calcext:value-type="string">
            <text:p>YES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arXiv eprint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ei et al.</text:p>
          </table:table-cell>
          <table:table-cell table:style-name="ce7" office:value-type="string" calcext:value-type="string">
            <text:p>2017</text:p>
          </table:table-cell>
          <table:table-cell table:style-name="ce2" office:value-type="string" calcext:value-type="string">
            <text:p>Coherent dialogue with attention-based langage models</text:p>
          </table:table-cell>
          <table:table-cell table:style-name="ce2" office:value-type="string" calcext:value-type="string">
            <text:p>Dialogue</text:p>
          </table:table-cell>
          <table:table-cell table:style-name="ce11" office:value-type="string" calcext:value-type="string">
            <text:p>KE</text:p>
          </table:table-cell>
          <table:table-cell table:style-name="ce2" office:value-type="string" calcext:value-type="string">
            <text:p>C</text:p>
          </table:table-cell>
          <table:table-cell table:style-name="ce13" office:value-type="string" calcext:value-type="string">
            <text:p>attention over history of dialogue with RNN</text:p>
          </table:table-cell>
          <table:table-cell table:style-name="ce31" office:value-type="string" calcext:value-type="string">
            <text:p>YES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31th AAAI Conference on Artificial Intelligence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arthasarathi and Pineau</text:p>
          </table:table-cell>
          <table:table-cell table:style-name="ce7" office:value-type="string" calcext:value-type="string">
            <text:p>2018</text:p>
          </table:table-cell>
          <table:table-cell table:style-name="ce2" office:value-type="string" calcext:value-type="string">
            <text:p>Extending Neural Generative Conversational Model using External Knowledge Sources</text:p>
          </table:table-cell>
          <table:table-cell table:style-name="ce2" office:value-type="string" calcext:value-type="string">
            <text:p>Dialogue</text:p>
          </table:table-cell>
          <table:table-cell table:style-name="ce11" office:value-type="string" calcext:value-type="string">
            <text:p>KE</text:p>
          </table:table-cell>
          <table:table-cell table:style-name="ce2" office:value-type="string" calcext:value-type="string">
            <text:p>Fa</text:p>
          </table:table-cell>
          <table:table-cell table:style-name="ce2" office:value-type="string" calcext:value-type="string">
            <text:p>Seq2Seq, extra knowledge from wikipedia and NELL</text:p>
          </table:table-cell>
          <table:table-cell table:style-name="ce32" office:value-type="string" calcext:value-type="string">
            <text:p>MI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roceedings of the 2018 Conference on Empirical Methods in Natural Language Processing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eters et al.</text:p>
          </table:table-cell>
          <table:table-cell table:style-name="ce7" office:value-type="string" calcext:value-type="string">
            <text:p>2018</text:p>
          </table:table-cell>
          <table:table-cell table:style-name="ce2" office:value-type="string" calcext:value-type="string">
            <text:p>Deep Contextualized word representation</text:p>
          </table:table-cell>
          <table:table-cell table:style-name="ce2" office:value-type="string" calcext:value-type="string">
            <text:p>NLP</text:p>
          </table:table-cell>
          <table:table-cell table:style-name="ce11" office:value-type="string" calcext:value-type="string">
            <text:p>TL</text:p>
          </table:table-cell>
          <table:table-cell table:style-name="ce2"/>
          <table:table-cell table:style-name="ce2" office:value-type="string" calcext:value-type="string">
            <text:p>ELMo</text:p>
          </table:table-cell>
          <table:table-cell table:style-name="ce33" office:value-type="string" calcext:value-type="string">
            <text:p>YES</text:p>
          </table:table-cell>
          <table:table-cell table:style-name="ce2" office:value-type="float" office:value="2461" calcext:value-type="float">
            <text:p>2461</text:p>
          </table:table-cell>
          <table:table-cell table:style-name="ce2" office:value-type="string" calcext:value-type="string">
            <text:p>North American Chapter of the Association for Computational Linguistics 201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adford et al.</text:p>
          </table:table-cell>
          <table:table-cell table:style-name="ce7" office:value-type="string" calcext:value-type="string">
            <text:p>2018</text:p>
          </table:table-cell>
          <table:table-cell table:style-name="ce2" office:value-type="string" calcext:value-type="string">
            <text:p>Improving Language Understanding by Generative Pre-Training</text:p>
          </table:table-cell>
          <table:table-cell table:style-name="ce2" office:value-type="string" calcext:value-type="string">
            <text:p>NLP</text:p>
          </table:table-cell>
          <table:table-cell table:style-name="ce11" office:value-type="string" calcext:value-type="string">
            <text:p>TL</text:p>
          </table:table-cell>
          <table:table-cell table:style-name="ce2"/>
          <table:table-cell table:style-name="ce2" office:value-type="string" calcext:value-type="string">
            <text:p>GPT</text:p>
          </table:table-cell>
          <table:table-cell table:style-name="ce34" office:value-type="string" calcext:value-type="string">
            <text:p>YES</text:p>
          </table:table-cell>
          <table:table-cell table:style-name="ce2" office:value-type="float" office:value="688" calcext:value-type="float">
            <text:p>688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Radford et al.</text:p>
          </table:table-cell>
          <table:table-cell table:style-name="ce7" office:value-type="string" calcext:value-type="string">
            <text:p>2019</text:p>
          </table:table-cell>
          <table:table-cell table:style-name="ce2" office:value-type="string" calcext:value-type="string">
            <text:p>Language models are unsupervised multitask learners</text:p>
          </table:table-cell>
          <table:table-cell table:style-name="ce2" office:value-type="string" calcext:value-type="string">
            <text:p>NLP</text:p>
          </table:table-cell>
          <table:table-cell table:style-name="ce11" office:value-type="string" calcext:value-type="string">
            <text:p>TL</text:p>
          </table:table-cell>
          <table:table-cell table:style-name="ce2"/>
          <table:table-cell table:style-name="ce2" office:value-type="string" calcext:value-type="string">
            <text:p>GPT 2</text:p>
          </table:table-cell>
          <table:table-cell table:style-name="ce35" office:value-type="string" calcext:value-type="string">
            <text:p>YES</text:p>
          </table:table-cell>
          <table:table-cell table:style-name="ce2" office:value-type="float" office:value="329" calcext:value-type="float">
            <text:p>329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Raffel et al.</text:p>
          </table:table-cell>
          <table:table-cell table:style-name="ce7" office:value-type="string" calcext:value-type="string">
            <text:p>2019</text:p>
          </table:table-cell>
          <table:table-cell table:style-name="ce2" office:value-type="string" calcext:value-type="string">
            <text:p>Exploring the Limits of Tranfer Learning with a Unified Text-to-Text Transformer</text:p>
          </table:table-cell>
          <table:table-cell table:style-name="ce2" office:value-type="string" calcext:value-type="string">
            <text:p>NLP</text:p>
          </table:table-cell>
          <table:table-cell table:style-name="ce11" office:value-type="string" calcext:value-type="string">
            <text:p>TL</text:p>
          </table:table-cell>
          <table:table-cell table:style-name="ce2"/>
          <table:table-cell table:style-name="ce2" office:value-type="string" calcext:value-type="string">
            <text:p>Converting multiple tasks into text-to-text and treating them with a Transformer</text:p>
          </table:table-cell>
          <table:table-cell table:style-name="ce36" office:value-type="string" calcext:value-type="string">
            <text:p>YES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arXiv eprint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antoro et al.</text:p>
          </table:table-cell>
          <table:table-cell table:style-name="ce7" office:value-type="string" calcext:value-type="string">
            <text:p>2016</text:p>
          </table:table-cell>
          <table:table-cell table:style-name="ce2" office:value-type="string" calcext:value-type="string">
            <text:p>A simple neural network module for relational reasoning</text:p>
          </table:table-cell>
          <table:table-cell table:style-name="ce2" office:value-type="string" calcext:value-type="string">
            <text:p>QA</text:p>
          </table:table-cell>
          <table:table-cell table:style-name="ce11"/>
          <table:table-cell table:style-name="ce2"/>
          <table:table-cell table:style-name="ce2" office:value-type="string" calcext:value-type="string">
            <text:p>Relational networks</text:p>
          </table:table-cell>
          <table:table-cell table:style-name="ce15"/>
          <table:table-cell table:style-name="ce2" office:value-type="float" office:value="577" calcext:value-type="float">
            <text:p>577</text:p>
          </table:table-cell>
          <table:table-cell table:style-name="ce2" office:value-type="string" calcext:value-type="string">
            <text:p>Advances in Neural Information Processing Systems 30 (NIPS 2017)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ennrich et al.</text:p>
          </table:table-cell>
          <table:table-cell table:style-name="ce7" office:value-type="string" calcext:value-type="string">
            <text:p>2015</text:p>
          </table:table-cell>
          <table:table-cell table:style-name="ce2" office:value-type="string" calcext:value-type="string">
            <text:p>Neural Machine Translation of Rare Words with Subwords Units</text:p>
          </table:table-cell>
          <table:table-cell table:style-name="ce2" office:value-type="string" calcext:value-type="string">
            <text:p>Translation</text:p>
          </table:table-cell>
          <table:table-cell table:style-name="ce11"/>
          <table:table-cell table:style-name="ce2"/>
          <table:table-cell table:style-name="ce2" office:value-type="string" calcext:value-type="string">
            <text:p>bytepair encoding</text:p>
          </table:table-cell>
          <table:table-cell table:style-name="ce15" office:value-type="string" calcext:value-type="string">
            <text:p>YES</text:p>
          </table:table-cell>
          <table:table-cell table:style-name="ce2" office:value-type="float" office:value="1718" calcext:value-type="float">
            <text:p>1718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Serban et al.</text:p>
          </table:table-cell>
          <table:table-cell table:style-name="ce7" office:value-type="string" calcext:value-type="string">
            <text:p>2016</text:p>
          </table:table-cell>
          <table:table-cell table:style-name="ce2" office:value-type="string" calcext:value-type="string">
            <text:p>Building End-To-End Dialogue Systems Using Generative Hierarchical Neural Network Models</text:p>
          </table:table-cell>
          <table:table-cell table:style-name="ce2" office:value-type="string" calcext:value-type="string">
            <text:p>Dialogue</text:p>
          </table:table-cell>
          <table:table-cell table:style-name="ce11" office:value-type="string" calcext:value-type="string">
            <text:p>K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ncoding context through a hierarchical model</text:p>
          </table:table-cell>
          <table:table-cell table:style-name="ce37" office:value-type="string" calcext:value-type="string">
            <text:p>YES</text:p>
          </table:table-cell>
          <table:table-cell table:style-name="ce2" office:value-type="float" office:value="909" calcext:value-type="float">
            <text:p>909</text:p>
          </table:table-cell>
          <table:table-cell table:style-name="ce2" office:value-type="string" calcext:value-type="string">
            <text:p>30th AAAI Conference on Artificial Intelligence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ong et al.</text:p>
          </table:table-cell>
          <table:table-cell table:style-name="ce7" office:value-type="string" calcext:value-type="string">
            <text:p>2019</text:p>
          </table:table-cell>
          <table:table-cell table:style-name="ce2" office:value-type="string" calcext:value-type="string">
            <text:p>MASS : Masked Sequence to Sequence Pre-training for Language Generation</text:p>
          </table:table-cell>
          <table:table-cell table:style-name="ce2" office:value-type="string" calcext:value-type="string">
            <text:p>Translation/Summarization/Dialogue</text:p>
          </table:table-cell>
          <table:table-cell table:style-name="ce11" office:value-type="string" calcext:value-type="string">
            <text:p>TL</text:p>
          </table:table-cell>
          <table:table-cell table:style-name="ce2"/>
          <table:table-cell table:style-name="ce2" office:value-type="string" calcext:value-type="string">
            <text:p>almost same pretrain of BERT applied to Encoder-decoder</text:p>
          </table:table-cell>
          <table:table-cell table:style-name="ce38" office:value-type="string" calcext:value-type="string">
            <text:p>YES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arXiv eprint arXiv:1905.0245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ordini et al.</text:p>
          </table:table-cell>
          <table:table-cell table:style-name="ce7" office:value-type="string" calcext:value-type="string">
            <text:p>2015</text:p>
          </table:table-cell>
          <table:table-cell table:style-name="ce2" office:value-type="string" calcext:value-type="string">
            <text:p>A neural network approach to context-sensitive generation of conversational responses</text:p>
          </table:table-cell>
          <table:table-cell table:style-name="ce2" office:value-type="string" calcext:value-type="string">
            <text:p>Dialogue</text:p>
          </table:table-cell>
          <table:table-cell table:style-name="ce11" office:value-type="string" calcext:value-type="string">
            <text:p>K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NNs to encode both input utterance ans dialogue context</text:p>
          </table:table-cell>
          <table:table-cell table:style-name="ce39"/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Sukhbaatar et al.</text:p>
          </table:table-cell>
          <table:table-cell table:style-name="ce7" office:value-type="string" calcext:value-type="string">
            <text:p>2015</text:p>
          </table:table-cell>
          <table:table-cell table:style-name="ce2" office:value-type="string" calcext:value-type="string">
            <text:p>End-To-End Memory Networks</text:p>
          </table:table-cell>
          <table:table-cell table:style-name="ce2" office:value-type="string" calcext:value-type="string">
            <text:p>QA</text:p>
          </table:table-cell>
          <table:table-cell table:style-name="ce11" office:value-type="string" calcext:value-type="string">
            <text:p>M</text:p>
          </table:table-cell>
          <table:table-cell table:style-name="ce2" office:value-type="string" calcext:value-type="string">
            <text:p>MN</text:p>
          </table:table-cell>
          <table:table-cell table:style-name="ce2"/>
          <table:table-cell table:style-name="ce40" office:value-type="string" calcext:value-type="string">
            <text:p>YES</text:p>
          </table:table-cell>
          <table:table-cell table:style-name="ce2" office:value-type="float" office:value="1502" calcext:value-type="float">
            <text:p>1502</text:p>
          </table:table-cell>
          <table:table-cell table:style-name="ce2" office:value-type="string" calcext:value-type="string">
            <text:p>Advances in Neural Information Processing Systems 28 (NIPS 2015)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an et al.</text:p>
          </table:table-cell>
          <table:table-cell table:style-name="ce7" office:value-type="string" calcext:value-type="string">
            <text:p>2017</text:p>
          </table:table-cell>
          <table:table-cell table:style-name="ce2" office:value-type="string" calcext:value-type="string">
            <text:p>How to Make Context More Useful ? An Empirical Study on Context-Aware Neural Conversational Models</text:p>
          </table:table-cell>
          <table:table-cell table:style-name="ce2" office:value-type="string" calcext:value-type="string">
            <text:p>Dialogue</text:p>
          </table:table-cell>
          <table:table-cell table:style-name="ce11" office:value-type="string" calcext:value-type="string">
            <text:p>K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valuation of sequential and hierarchical models for encoding contextual information</text:p>
          </table:table-cell>
          <table:table-cell table:style-name="ce15" office:value-type="string" calcext:value-type="string">
            <text:p>YES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Proceedings of the 55th Annual Meeting of the Association for Computational Linguistic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an et al.</text:p>
          </table:table-cell>
          <table:table-cell table:style-name="ce7" office:value-type="string" calcext:value-type="string">
            <text:p>2019</text:p>
          </table:table-cell>
          <table:table-cell table:style-name="ce2" office:value-type="string" calcext:value-type="string">
            <text:p>Learning to Abstract for Memory-augmented Conversational Response Generation</text:p>
          </table:table-cell>
          <table:table-cell table:style-name="ce2" office:value-type="string" calcext:value-type="string">
            <text:p>Dialogue</text:p>
          </table:table-cell>
          <table:table-cell table:style-name="ce1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Clustering query-response samples and extracting characteristics of clusters to generate response</text:p>
          </table:table-cell>
          <table:table-cell table:style-name="ce15" office:value-type="string" calcext:value-type="string">
            <text:p>Y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roceedings of the 57th Annual Meeting of the Association for Computational Linguistic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Wang et al.</text:p>
          </table:table-cell>
          <table:table-cell table:style-name="ce7" office:value-type="string" calcext:value-type="string">
            <text:p>2018</text:p>
          </table:table-cell>
          <table:table-cell table:style-name="ce2" office:value-type="string" calcext:value-type="string">
            <text:p>R3 : Reinforced Ranker-Reader for Open-Domain Question Answering</text:p>
          </table:table-cell>
          <table:table-cell table:style-name="ce2" office:value-type="string" calcext:value-type="string">
            <text:p>QA</text:p>
          </table:table-cell>
          <table:table-cell table:style-name="ce11"/>
          <table:table-cell table:style-name="ce2"/>
          <table:table-cell table:style-name="ce2" office:value-type="string" calcext:value-type="string">
            <text:p>research and rank info</text:p>
          </table:table-cell>
          <table:table-cell table:style-name="ce15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32th AAAI Conference on Artificial Intelligence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Wen et al.</text:p>
          </table:table-cell>
          <table:table-cell table:style-name="ce7" office:value-type="string" calcext:value-type="string">
            <text:p>2015</text:p>
          </table:table-cell>
          <table:table-cell table:style-name="ce2" office:value-type="string" calcext:value-type="string">
            <text:p>Semantically Conditioned LDTM-based Natural Language Generation for Spoken Dialogue Systems</text:p>
          </table:table-cell>
          <table:table-cell table:style-name="ce2" office:value-type="string" calcext:value-type="string">
            <text:p>Dialogue</text:p>
          </table:table-cell>
          <table:table-cell table:style-name="ce11"/>
          <table:table-cell table:style-name="ce2"/>
          <table:table-cell table:style-name="ce2" office:value-type="string" calcext:value-type="string">
            <text:p>Semantically-conditionned LSTMs to generate next act in a dialogue</text:p>
          </table:table-cell>
          <table:table-cell table:style-name="ce15"/>
          <table:table-cell table:style-name="ce2" office:value-type="float" office:value="469" calcext:value-type="float">
            <text:p>469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Wetson et al.</text:p>
          </table:table-cell>
          <table:table-cell table:style-name="ce7" office:value-type="string" calcext:value-type="string">
            <text:p>2014</text:p>
          </table:table-cell>
          <table:table-cell table:style-name="ce2" office:value-type="string" calcext:value-type="string">
            <text:p>Memory Networks</text:p>
          </table:table-cell>
          <table:table-cell table:style-name="ce2" office:value-type="string" calcext:value-type="string">
            <text:p>QA</text:p>
          </table:table-cell>
          <table:table-cell table:style-name="ce11" office:value-type="string" calcext:value-type="string">
            <text:p>M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Memory networks for question answering</text:p>
          </table:table-cell>
          <table:table-cell table:style-name="ce41" office:value-type="string" calcext:value-type="string">
            <text:p>YES</text:p>
          </table:table-cell>
          <table:table-cell table:style-name="ce2" office:value-type="float" office:value="1053" calcext:value-type="float">
            <text:p>1053</text:p>
          </table:table-cell>
          <table:table-cell table:style-name="ce2" office:value-type="string" calcext:value-type="string">
            <text:p>arXiv eprint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Wolf et al.</text:p>
          </table:table-cell>
          <table:table-cell table:style-name="ce7" office:value-type="string" calcext:value-type="string">
            <text:p>2019</text:p>
          </table:table-cell>
          <table:table-cell table:style-name="ce2" office:value-type="string" calcext:value-type="string">
            <text:p>TransferTransfo : A Transfer Learning Approach for NN Based Conversational Agents</text:p>
          </table:table-cell>
          <table:table-cell table:style-name="ce2" office:value-type="string" calcext:value-type="string">
            <text:p>Dialogue</text:p>
          </table:table-cell>
          <table:table-cell table:style-name="ce11" office:value-type="string" calcext:value-type="string">
            <text:p>TL</text:p>
          </table:table-cell>
          <table:table-cell table:style-name="ce2"/>
          <table:table-cell table:style-name="ce2" office:value-type="string" calcext:value-type="string">
            <text:p>« state-of-the-art » dialogue system</text:p>
          </table:table-cell>
          <table:table-cell table:style-name="ce42" office:value-type="string" calcext:value-type="string">
            <text:p>YES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NeurIPS 2018 CAI Workshop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Xing et al.</text:p>
          </table:table-cell>
          <table:table-cell table:style-name="ce7" office:value-type="string" calcext:value-type="string">
            <text:p>2017</text:p>
          </table:table-cell>
          <table:table-cell table:style-name="ce2" office:value-type="string" calcext:value-type="string">
            <text:p>Topic aware neural response generation</text:p>
          </table:table-cell>
          <table:table-cell table:style-name="ce2" office:value-type="string" calcext:value-type="string">
            <text:p>Dialogue</text:p>
          </table:table-cell>
          <table:table-cell table:style-name="ce11" office:value-type="string" calcext:value-type="string">
            <text:p>KE</text:p>
          </table:table-cell>
          <table:table-cell table:style-name="ce2" office:value-type="string" calcext:value-type="string">
            <text:p>Fa</text:p>
          </table:table-cell>
          <table:table-cell table:style-name="ce2" office:value-type="string" calcext:value-type="string">
            <text:p>Topic aware Seq2Seq</text:p>
          </table:table-cell>
          <table:table-cell table:style-name="ce15" office:value-type="string" calcext:value-type="string">
            <text:p>YES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31th AAAI Conference on Artificial Intelligence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Yang et al.</text:p>
          </table:table-cell>
          <table:table-cell table:style-name="ce7" office:value-type="string" calcext:value-type="string">
            <text:p>2019</text:p>
          </table:table-cell>
          <table:table-cell table:style-name="ce2" office:value-type="string" calcext:value-type="string">
            <text:p>XLNet : Generalized Autoregressive Pretraining for Language Understanding</text:p>
          </table:table-cell>
          <table:table-cell table:style-name="ce2" office:value-type="string" calcext:value-type="string">
            <text:p>NLP</text:p>
          </table:table-cell>
          <table:table-cell table:style-name="ce11" office:value-type="string" calcext:value-type="string">
            <text:p>TL</text:p>
          </table:table-cell>
          <table:table-cell table:style-name="ce2" table:number-columns-repeated="2"/>
          <table:table-cell table:style-name="ce15" office:value-type="string" calcext:value-type="string">
            <text:p>YES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string" calcext:value-type="string">
            <text:p>Advances in Neural Information Processing Systems 32 (NIPS 2019)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Young et al.</text:p>
          </table:table-cell>
          <table:table-cell table:style-name="ce7" office:value-type="string" calcext:value-type="string">
            <text:p>2018</text:p>
          </table:table-cell>
          <table:table-cell table:style-name="ce2" office:value-type="string" calcext:value-type="string">
            <text:p>Augmenting End-to-End Dialog Systems with Commonsense Knowledge</text:p>
          </table:table-cell>
          <table:table-cell table:style-name="ce2" office:value-type="string" calcext:value-type="string">
            <text:p>Dialogue</text:p>
          </table:table-cell>
          <table:table-cell table:style-name="ce11" office:value-type="string" calcext:value-type="string">
            <text:p>M</text:p>
          </table:table-cell>
          <table:table-cell table:style-name="ce2" office:value-type="string" calcext:value-type="string">
            <text:p>Fa</text:p>
          </table:table-cell>
          <table:table-cell table:style-name="ce2" office:value-type="string" calcext:value-type="string">
            <text:p>Encoding factual knowledge using Tri-LSTM encoder</text:p>
          </table:table-cell>
          <table:table-cell table:style-name="ce15" office:value-type="string" calcext:value-type="string">
            <text:p>YES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32th AAAI Conference on Artificial Intelligence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Zhang and Lapata</text:p>
          </table:table-cell>
          <table:table-cell table:style-name="ce7" office:value-type="string" calcext:value-type="string">
            <text:p>2014</text:p>
          </table:table-cell>
          <table:table-cell table:style-name="ce2"/>
          <table:table-cell table:style-name="ce2" office:value-type="string" calcext:value-type="string">
            <text:p>Poetry</text:p>
          </table:table-cell>
          <table:table-cell table:style-name="ce11" office:value-type="string" calcext:value-type="string">
            <text:p>S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poetry generation</text:p>
          </table:table-cell>
          <table:table-cell table:style-name="ce43"/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Zhang et al.</text:p>
          </table:table-cell>
          <table:table-cell table:style-name="ce7" office:value-type="string" calcext:value-type="string">
            <text:p>2018</text:p>
          </table:table-cell>
          <table:table-cell table:style-name="ce2" office:value-type="string" calcext:value-type="string">
            <text:p>Personalizing Dialogue Agents : I have a dog, do you have pets too ?</text:p>
          </table:table-cell>
          <table:table-cell table:style-name="ce2" office:value-type="string" calcext:value-type="string">
            <text:p>Dialogue</text:p>
          </table:table-cell>
          <table:table-cell table:style-name="ce11" office:value-type="string" calcext:value-type="string">
            <text:p>KE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Explicit modeling of personality, PERSONA-CHAT</text:p>
          </table:table-cell>
          <table:table-cell table:style-name="ce15"/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Zhang et al.</text:p>
          </table:table-cell>
          <table:table-cell table:style-name="ce7" office:value-type="string" calcext:value-type="string">
            <text:p>2019</text:p>
          </table:table-cell>
          <table:table-cell table:style-name="ce2" office:value-type="string" calcext:value-type="string">
            <text:p>PEGASUS : Pre-training with Extracted Gap-sentences for Abstractive Summarization</text:p>
          </table:table-cell>
          <table:table-cell table:style-name="ce2" office:value-type="string" calcext:value-type="string">
            <text:p>Summarization</text:p>
          </table:table-cell>
          <table:table-cell table:style-name="ce11" office:value-type="string" calcext:value-type="string">
            <text:p>TL/S</text:p>
          </table:table-cell>
          <table:table-cell table:style-name="ce2" office:value-type="string" calcext:value-type="string">
            <text:p>Fo</text:p>
          </table:table-cell>
          <table:table-cell table:style-name="ce2"/>
          <table:table-cell table:style-name="ce15" office:value-type="string" calcext:value-type="string">
            <text:p>Y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rXiv eprint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Zheng et al.</text:p>
          </table:table-cell>
          <table:table-cell table:style-name="ce7" office:value-type="string" calcext:value-type="string">
            <text:p>2019</text:p>
          </table:table-cell>
          <table:table-cell table:style-name="ce2" office:value-type="string" calcext:value-type="string">
            <text:p>Personalized Dialogue Generation with Diversified Traits</text:p>
          </table:table-cell>
          <table:table-cell table:style-name="ce2" office:value-type="string" calcext:value-type="string">
            <text:p>Dialogue</text:p>
          </table:table-cell>
          <table:table-cell table:style-name="ce11" office:value-type="string" calcext:value-type="string">
            <text:p>KE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Explicit modeling of personality</text:p>
          </table:table-cell>
          <table:table-cell table:style-name="ce15" office:value-type="string" calcext:value-type="string">
            <text:p>YE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rXiv eprint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Zhou et al.</text:p>
          </table:table-cell>
          <table:table-cell table:style-name="ce7" office:value-type="string" calcext:value-type="string">
            <text:p>2018</text:p>
          </table:table-cell>
          <table:table-cell table:style-name="ce2" office:value-type="string" calcext:value-type="string">
            <text:p>Commonsense Knowledge Aware Conversation Generation with Graph Attention</text:p>
          </table:table-cell>
          <table:table-cell table:style-name="ce2" office:value-type="string" calcext:value-type="string">
            <text:p>Dialogue</text:p>
          </table:table-cell>
          <table:table-cell table:style-name="ce11" office:value-type="string" calcext:value-type="string">
            <text:p>KE</text:p>
          </table:table-cell>
          <table:table-cell table:style-name="ce2" office:value-type="string" calcext:value-type="string">
            <text:p>Fa</text:p>
          </table:table-cell>
          <table:table-cell table:style-name="ce2"/>
          <table:table-cell table:style-name="ce15" office:value-type="string" calcext:value-type="string">
            <text:p>MI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Proceedings of the 27th International Joint Conference on Artificail Intelligence</text:p>
          </table:table-cell>
          <table:table-cell table:number-columns-repeated="1014"/>
        </table:table-row>
        <table:table-row table:style-name="ro2" table:number-rows-repeated="35">
          <table:table-cell table:style-name="ce2"/>
          <table:table-cell table:style-name="ce7"/>
          <table:table-cell table:style-name="ce2" table:number-columns-repeated="2"/>
          <table:table-cell table:style-name="ce11"/>
          <table:table-cell table:style-name="ce2" table:number-columns-repeated="2"/>
          <table:table-cell table:style-name="ce15"/>
          <table:table-cell table:style-name="ce2" table:number-columns-repeated="2"/>
          <table:table-cell table:number-columns-repeated="1014"/>
        </table:table-row>
        <table:table-row table:style-name="ro2" table:number-rows-repeated="9">
          <table:table-cell table:style-name="ce2"/>
          <table:table-cell table:style-name="ce7"/>
          <table:table-cell table:style-name="ce2" table:number-columns-repeated="8"/>
          <table:table-cell table:number-columns-repeated="1014"/>
        </table:table-row>
        <table:table-row table:style-name="ro2">
          <table:table-cell table:style-name="ce4"/>
          <table:table-cell table:style-name="ce9"/>
          <table:table-cell table:style-name="ce4" table:number-columns-repeated="8"/>
          <table:table-cell table:number-columns-repeated="1014"/>
        </table:table-row>
        <table:table-row table:style-name="ro2" table:number-rows-repeated="104846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euille1.H59:Feuille1.H100 Feuille1.H40:Feuille1.H42 Feuille1.H28:Feuille1.H28 Feuille1.H5:Feuille1.H26 Feuille1.H30:Feuille1.H35 Feuille1.H2:Feuille1.H3 Feuille1.H49:Feuille1.H50 Feuille1.H52:Feuille1.H57">
            <calcext:condition calcext:apply-style-name="YES" calcext:value="=&quot;YES&quot;" calcext:base-cell-address="Feuille1.H2"/>
            <calcext:condition calcext:apply-style-name="NO" calcext:value="=&quot;MI&quot;" calcext:base-cell-address="Feuille1.H2"/>
            <calcext:condition calcext:apply-style-name="Default" calcext:value="=0" calcext:base-cell-address="Feuille1.H2"/>
          </calcext:conditional-format>
          <calcext:conditional-format calcext:target-range-address="Feuille1.E2:Feuille1.E100">
            <calcext:condition calcext:apply-style-name="TL" calcext:value="contains-text(&quot;TL&quot;)" calcext:base-cell-address="Feuille1.E2"/>
            <calcext:condition calcext:apply-style-name="RL" calcext:value="contains-text(&quot;RL&quot;)" calcext:base-cell-address="Feuille1.E2"/>
            <calcext:condition calcext:apply-style-name="KE" calcext:value="contains-text(&quot;KE&quot;)" calcext:base-cell-address="Feuille1.E2"/>
            <calcext:condition calcext:apply-style-name="S" calcext:value="contains-text(&quot;S&quot;)" calcext:base-cell-address="Feuille1.E2"/>
          </calcext:conditional-format>
          <calcext:conditional-format calcext:target-range-address="Feuille1.H43:Feuille1.H43">
            <calcext:condition calcext:apply-style-name="YES" calcext:value="=&quot;YES&quot;" calcext:base-cell-address="Feuille1.H43"/>
            <calcext:condition calcext:apply-style-name="NO" calcext:value="=&quot;MI&quot;" calcext:base-cell-address="Feuille1.H43"/>
            <calcext:condition calcext:apply-style-name="Default" calcext:value="=0" calcext:base-cell-address="Feuille1.H43"/>
          </calcext:conditional-format>
          <calcext:conditional-format calcext:target-range-address="Feuille1.H44:Feuille1.H44">
            <calcext:condition calcext:apply-style-name="YES" calcext:value="=&quot;YES&quot;" calcext:base-cell-address="Feuille1.H44"/>
            <calcext:condition calcext:apply-style-name="NO" calcext:value="=&quot;MI&quot;" calcext:base-cell-address="Feuille1.H44"/>
            <calcext:condition calcext:apply-style-name="Default" calcext:value="=0" calcext:base-cell-address="Feuille1.H44"/>
          </calcext:conditional-format>
          <calcext:conditional-format calcext:target-range-address="Feuille1.H45:Feuille1.H45">
            <calcext:condition calcext:apply-style-name="YES" calcext:value="=&quot;YES&quot;" calcext:base-cell-address="Feuille1.H45"/>
            <calcext:condition calcext:apply-style-name="NO" calcext:value="=&quot;MI&quot;" calcext:base-cell-address="Feuille1.H45"/>
            <calcext:condition calcext:apply-style-name="Default" calcext:value="=0" calcext:base-cell-address="Feuille1.H45"/>
          </calcext:conditional-format>
          <calcext:conditional-format calcext:target-range-address="Feuille1.H46:Feuille1.H46">
            <calcext:condition calcext:apply-style-name="YES" calcext:value="=&quot;YES&quot;" calcext:base-cell-address="Feuille1.H46"/>
            <calcext:condition calcext:apply-style-name="NO" calcext:value="=&quot;MI&quot;" calcext:base-cell-address="Feuille1.H46"/>
            <calcext:condition calcext:apply-style-name="Default" calcext:value="=0" calcext:base-cell-address="Feuille1.H46"/>
          </calcext:conditional-format>
          <calcext:conditional-format calcext:target-range-address="Feuille1.H47:Feuille1.H47">
            <calcext:condition calcext:apply-style-name="YES" calcext:value="=&quot;YES&quot;" calcext:base-cell-address="Feuille1.H47"/>
            <calcext:condition calcext:apply-style-name="NO" calcext:value="=&quot;MI&quot;" calcext:base-cell-address="Feuille1.H47"/>
            <calcext:condition calcext:apply-style-name="Default" calcext:value="=0" calcext:base-cell-address="Feuille1.H47"/>
          </calcext:conditional-format>
          <calcext:conditional-format calcext:target-range-address="Feuille1.H29:Feuille1.H29">
            <calcext:condition calcext:apply-style-name="YES" calcext:value="=&quot;YES&quot;" calcext:base-cell-address="Feuille1.H29"/>
            <calcext:condition calcext:apply-style-name="NO" calcext:value="=&quot;MI&quot;" calcext:base-cell-address="Feuille1.H29"/>
            <calcext:condition calcext:apply-style-name="Default" calcext:value="=0" calcext:base-cell-address="Feuille1.H29"/>
          </calcext:conditional-format>
          <calcext:conditional-format calcext:target-range-address="Feuille1.H27:Feuille1.H27">
            <calcext:condition calcext:apply-style-name="YES" calcext:value="=&quot;YES&quot;" calcext:base-cell-address="Feuille1.H27"/>
            <calcext:condition calcext:apply-style-name="NO" calcext:value="=&quot;MI&quot;" calcext:base-cell-address="Feuille1.H27"/>
            <calcext:condition calcext:apply-style-name="Default" calcext:value="=0" calcext:base-cell-address="Feuille1.H27"/>
          </calcext:conditional-format>
          <calcext:conditional-format calcext:target-range-address="Feuille1.H36:Feuille1.H36">
            <calcext:condition calcext:apply-style-name="YES" calcext:value="=&quot;YES&quot;" calcext:base-cell-address="Feuille1.H36"/>
            <calcext:condition calcext:apply-style-name="NO" calcext:value="=&quot;MI&quot;" calcext:base-cell-address="Feuille1.H36"/>
            <calcext:condition calcext:apply-style-name="Default" calcext:value="=0" calcext:base-cell-address="Feuille1.H36"/>
          </calcext:conditional-format>
          <calcext:conditional-format calcext:target-range-address="Feuille1.H38:Feuille1.H38">
            <calcext:condition calcext:apply-style-name="YES" calcext:value="=&quot;YES&quot;" calcext:base-cell-address="Feuille1.H38"/>
            <calcext:condition calcext:apply-style-name="NO" calcext:value="=&quot;MI&quot;" calcext:base-cell-address="Feuille1.H38"/>
            <calcext:condition calcext:apply-style-name="Default" calcext:value="=0" calcext:base-cell-address="Feuille1.H38"/>
          </calcext:conditional-format>
          <calcext:conditional-format calcext:target-range-address="Feuille1.H39:Feuille1.H39">
            <calcext:condition calcext:apply-style-name="YES" calcext:value="=&quot;YES&quot;" calcext:base-cell-address="Feuille1.H39"/>
            <calcext:condition calcext:apply-style-name="NO" calcext:value="=&quot;MI&quot;" calcext:base-cell-address="Feuille1.H39"/>
            <calcext:condition calcext:apply-style-name="Default" calcext:value="=0" calcext:base-cell-address="Feuille1.H39"/>
          </calcext:conditional-format>
          <calcext:conditional-format calcext:target-range-address="Feuille1.H48:Feuille1.H48">
            <calcext:condition calcext:apply-style-name="YES" calcext:value="=&quot;YES&quot;" calcext:base-cell-address="Feuille1.H48"/>
            <calcext:condition calcext:apply-style-name="NO" calcext:value="=&quot;MI&quot;" calcext:base-cell-address="Feuille1.H48"/>
            <calcext:condition calcext:apply-style-name="Default" calcext:value="=0" calcext:base-cell-address="Feuille1.H48"/>
          </calcext:conditional-format>
          <calcext:conditional-format calcext:target-range-address="Feuille1.H37:Feuille1.H37">
            <calcext:condition calcext:apply-style-name="YES" calcext:value="=&quot;YES&quot;" calcext:base-cell-address="Feuille1.H37"/>
            <calcext:condition calcext:apply-style-name="NO" calcext:value="=&quot;MI&quot;" calcext:base-cell-address="Feuille1.H37"/>
            <calcext:condition calcext:apply-style-name="Default" calcext:value="=0" calcext:base-cell-address="Feuille1.H37"/>
          </calcext:conditional-format>
          <calcext:conditional-format calcext:target-range-address="Feuille1.H51:Feuille1.H51">
            <calcext:condition calcext:apply-style-name="YES" calcext:value="=&quot;YES&quot;" calcext:base-cell-address="Feuille1.H51"/>
            <calcext:condition calcext:apply-style-name="NO" calcext:value="=&quot;MI&quot;" calcext:base-cell-address="Feuille1.H51"/>
            <calcext:condition calcext:apply-style-name="Default" calcext:value="=0" calcext:base-cell-address="Feuille1.H51"/>
          </calcext:conditional-format>
          <calcext:conditional-format calcext:target-range-address="Feuille1.H58:Feuille1.H58">
            <calcext:condition calcext:apply-style-name="YES" calcext:value="=&quot;YES&quot;" calcext:base-cell-address="Feuille1.H58"/>
            <calcext:condition calcext:apply-style-name="NO" calcext:value="=&quot;MI&quot;" calcext:base-cell-address="Feuille1.H58"/>
            <calcext:condition calcext:apply-style-name="Default" calcext:value="=0" calcext:base-cell-address="Feuille1.H58"/>
          </calcext:conditional-format>
          <calcext:conditional-format calcext:target-range-address="Feuille1.H4:Feuille1.H4">
            <calcext:condition calcext:apply-style-name="YES" calcext:value="=&quot;YES&quot;" calcext:base-cell-address="Feuille1.H4"/>
            <calcext:condition calcext:apply-style-name="NO" calcext:value="=&quot;MI&quot;" calcext:base-cell-address="Feuille1.H4"/>
            <calcext:condition calcext:apply-style-name="Default" calcext:value="=0" calcext:base-cell-address="Feuille1.H4"/>
          </calcext:conditional-format>
          <calcext:conditional-format calcext:target-range-address="Feuille1.H5:Feuille1.H5">
            <calcext:condition calcext:apply-style-name="YES" calcext:value="=&quot;YES&quot;" calcext:base-cell-address="Feuille1.H5"/>
            <calcext:condition calcext:apply-style-name="NO" calcext:value="=&quot;MI&quot;" calcext:base-cell-address="Feuille1.H5"/>
            <calcext:condition calcext:apply-style-name="Default" calcext:value="=0" calcext:base-cell-address="Feuille1.H5"/>
          </calcext:conditional-format>
          <calcext:conditional-format calcext:target-range-address="Feuille1.H6:Feuille1.H6">
            <calcext:condition calcext:apply-style-name="YES" calcext:value="=&quot;YES&quot;" calcext:base-cell-address="Feuille1.H6"/>
            <calcext:condition calcext:apply-style-name="NO" calcext:value="=&quot;MI&quot;" calcext:base-cell-address="Feuille1.H6"/>
            <calcext:condition calcext:apply-style-name="Default" calcext:value="=0" calcext:base-cell-address="Feuille1.H6"/>
          </calcext:conditional-format>
          <calcext:conditional-format calcext:target-range-address="Feuille1.H7:Feuille1.H7">
            <calcext:condition calcext:apply-style-name="YES" calcext:value="=&quot;YES&quot;" calcext:base-cell-address="Feuille1.H7"/>
            <calcext:condition calcext:apply-style-name="NO" calcext:value="=&quot;MI&quot;" calcext:base-cell-address="Feuille1.H7"/>
            <calcext:condition calcext:apply-style-name="Default" calcext:value="=0" calcext:base-cell-address="Feuille1.H7"/>
          </calcext:conditional-format>
          <calcext:conditional-format calcext:target-range-address="Feuille1.H8:Feuille1.H8">
            <calcext:condition calcext:apply-style-name="YES" calcext:value="=&quot;YES&quot;" calcext:base-cell-address="Feuille1.H8"/>
            <calcext:condition calcext:apply-style-name="NO" calcext:value="=&quot;MI&quot;" calcext:base-cell-address="Feuille1.H8"/>
            <calcext:condition calcext:apply-style-name="Default" calcext:value="=0" calcext:base-cell-address="Feuille1.H8"/>
          </calcext:conditional-format>
          <calcext:conditional-format calcext:target-range-address="Feuille1.H9:Feuille1.H9">
            <calcext:condition calcext:apply-style-name="YES" calcext:value="=&quot;YES&quot;" calcext:base-cell-address="Feuille1.H9"/>
            <calcext:condition calcext:apply-style-name="NO" calcext:value="=&quot;MI&quot;" calcext:base-cell-address="Feuille1.H9"/>
            <calcext:condition calcext:apply-style-name="Default" calcext:value="=0" calcext:base-cell-address="Feuille1.H9"/>
          </calcext:conditional-format>
          <calcext:conditional-format calcext:target-range-address="Feuille1.H10:Feuille1.H10">
            <calcext:condition calcext:apply-style-name="YES" calcext:value="=&quot;YES&quot;" calcext:base-cell-address="Feuille1.H10"/>
            <calcext:condition calcext:apply-style-name="NO" calcext:value="=&quot;MI&quot;" calcext:base-cell-address="Feuille1.H10"/>
            <calcext:condition calcext:apply-style-name="Default" calcext:value="=0" calcext:base-cell-address="Feuille1.H10"/>
          </calcext:conditional-format>
          <calcext:conditional-format calcext:target-range-address="Feuille1.H11:Feuille1.H11">
            <calcext:condition calcext:apply-style-name="YES" calcext:value="=&quot;YES&quot;" calcext:base-cell-address="Feuille1.H11"/>
            <calcext:condition calcext:apply-style-name="NO" calcext:value="=&quot;MI&quot;" calcext:base-cell-address="Feuille1.H11"/>
            <calcext:condition calcext:apply-style-name="Default" calcext:value="=0" calcext:base-cell-address="Feuille1.H11"/>
          </calcext:conditional-format>
          <calcext:conditional-format calcext:target-range-address="Feuille1.H12:Feuille1.H12">
            <calcext:condition calcext:apply-style-name="YES" calcext:value="=&quot;YES&quot;" calcext:base-cell-address="Feuille1.H12"/>
            <calcext:condition calcext:apply-style-name="NO" calcext:value="=&quot;MI&quot;" calcext:base-cell-address="Feuille1.H12"/>
            <calcext:condition calcext:apply-style-name="Default" calcext:value="=0" calcext:base-cell-address="Feuille1.H12"/>
          </calcext:conditional-format>
          <calcext:conditional-format calcext:target-range-address="Feuille1.H13:Feuille1.H13">
            <calcext:condition calcext:apply-style-name="YES" calcext:value="=&quot;YES&quot;" calcext:base-cell-address="Feuille1.H13"/>
            <calcext:condition calcext:apply-style-name="NO" calcext:value="=&quot;MI&quot;" calcext:base-cell-address="Feuille1.H13"/>
            <calcext:condition calcext:apply-style-name="Default" calcext:value="=0" calcext:base-cell-address="Feuille1.H13"/>
          </calcext:conditional-format>
          <calcext:conditional-format calcext:target-range-address="Feuille1.H14:Feuille1.H14">
            <calcext:condition calcext:apply-style-name="YES" calcext:value="=&quot;YES&quot;" calcext:base-cell-address="Feuille1.H14"/>
            <calcext:condition calcext:apply-style-name="NO" calcext:value="=&quot;MI&quot;" calcext:base-cell-address="Feuille1.H14"/>
            <calcext:condition calcext:apply-style-name="Default" calcext:value="=0" calcext:base-cell-address="Feuille1.H14"/>
          </calcext:conditional-format>
          <calcext:conditional-format calcext:target-range-address="Feuille1.H15:Feuille1.H15">
            <calcext:condition calcext:apply-style-name="YES" calcext:value="=&quot;YES&quot;" calcext:base-cell-address="Feuille1.H15"/>
            <calcext:condition calcext:apply-style-name="NO" calcext:value="=&quot;MI&quot;" calcext:base-cell-address="Feuille1.H15"/>
            <calcext:condition calcext:apply-style-name="Default" calcext:value="=0" calcext:base-cell-address="Feuille1.H15"/>
          </calcext:conditional-format>
          <calcext:conditional-format calcext:target-range-address="Feuille1.H16:Feuille1.H16">
            <calcext:condition calcext:apply-style-name="YES" calcext:value="=&quot;YES&quot;" calcext:base-cell-address="Feuille1.H16"/>
            <calcext:condition calcext:apply-style-name="NO" calcext:value="=&quot;MI&quot;" calcext:base-cell-address="Feuille1.H16"/>
            <calcext:condition calcext:apply-style-name="Default" calcext:value="=0" calcext:base-cell-address="Feuille1.H16"/>
          </calcext:conditional-format>
          <calcext:conditional-format calcext:target-range-address="Feuille1.H17:Feuille1.H17">
            <calcext:condition calcext:apply-style-name="YES" calcext:value="=&quot;YES&quot;" calcext:base-cell-address="Feuille1.H17"/>
            <calcext:condition calcext:apply-style-name="NO" calcext:value="=&quot;MI&quot;" calcext:base-cell-address="Feuille1.H17"/>
            <calcext:condition calcext:apply-style-name="Default" calcext:value="=0" calcext:base-cell-address="Feuille1.H17"/>
          </calcext:conditional-format>
        </calcext:conditional-formats>
      </table:table>
      <table:named-expressions/>
      <table:database-ranges>
        <table:database-range table:name="__Anonymous_Sheet_DB__0" table:target-range-address="Feuille1.A1:Feuille1.J6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L" style:family="table-cell" style:parent-style-name="Default">
      <style:table-cell-properties fo:background-color="#ffccff"/>
    </style:style>
    <style:style style:name="YES" style:family="table-cell" style:parent-style-name="Default">
      <style:table-cell-properties fo:background-color="#ccffcc"/>
    </style:style>
    <style:style style:name="NO" style:family="table-cell" style:parent-style-name="Default">
      <style:table-cell-properties fo:background-color="#ff8080"/>
    </style:style>
    <style:style style:name="RL" style:family="table-cell" style:parent-style-name="Default">
      <style:table-cell-properties fo:background-color="#ff950e"/>
    </style:style>
    <style:style style:name="KE" style:family="table-cell" style:parent-style-name="Default">
      <style:table-cell-properties fo:background-color="#99cc99"/>
    </style:style>
    <style:style style:name="S" style:family="table-cell" style:parent-style-name="Default">
      <style:table-cell-properties fo:background-color="#cfe7f5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6">00/00/0000</text:date>, <text:time style:data-style-name="N2" text:time-value="09:02:13.6301532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0:50:48.702407731</meta:creation-date>
    <dc:date>2020-03-16T14:13:25.353573902</dc:date>
    <meta:editing-duration>PT16H55M35S</meta:editing-duration>
    <meta:editing-cycles>15</meta:editing-cycles>
    <meta:generator>LibreOffice/5.2.7.2$Linux_X86_64 LibreOffice_project/20m0$Build-2</meta:generator>
    <meta:document-statistic meta:table-count="1" meta:cell-count="523" meta:object-count="0"/>
  </office:meta>
</office:document-meta>
</file>